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52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152cm"/>
    </style:style>
    <style:style style:name="co10" style:family="table-column">
      <style:table-column-properties fo:break-before="auto" style:column-width="1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32">
      <style:table-cell-properties style:rotation-align="none"/>
    </style:style>
    <style:style style:name="ce3" style:family="table-cell" style:parent-style-name="Default" style:data-style-name="N132"/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dddddd"/>
      <style:text-properties fo:color="#000000"/>
    </style:style>
    <style:style style:name="ce6" style:family="table-cell" style:parent-style-name="Default" style:data-style-name="N10000">
      <style:table-cell-properties fo:background-color="#dddddd"/>
      <style:text-properties fo:color="#000000"/>
    </style:style>
    <style:style style:name="ce7" style:family="table-cell" style:parent-style-name="Default" style:data-style-name="N10121"/>
    <style:style style:name="ce8" style:family="table-cell" style:parent-style-name="Default"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1"/>
    <style:style style:name="ce10" style:family="table-cell" style:parent-style-name="Default" style:data-style-name="N132">
      <style:table-cell-properties fo:background-color="#dddddd"/>
      <style:text-properties fo:color="#000000"/>
    </style:style>
    <style:style style:name="ce1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equenci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24" calcext:value-type="float">
            <text:p>18.624</text:p>
          </table:table-cell>
          <table:table-cell office:value-type="string" calcext:value-type="string">
            <text:p>Média <text:s/>da Computação Paralela</text:p>
          </table:table-cell>
          <table:table-cell office:value-type="string" calcext:value-type="string">
            <text:p>Intervalo de confianç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Desv.Padrão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84" calcext:value-type="float">
            <text:p>18.584</text:p>
          </table:table-cell>
          <table:table-cell table:style-name="ce2" table:formula="of:=AVERAGE([.D1:.D15])" office:value-type="float" office:value="18.5988" calcext:value-type="float">
            <text:p>18,599</text:p>
          </table:table-cell>
          <table:table-cell table:style-name="ce3" table:formula="of:=COM.MICROSOFT.CONFIDENCE.NORM([.G$2];[.H2];[.I$2])" office:value-type="float" office:value="0.0110080835691661" calcext:value-type="float">
            <text:p>0,01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:.D15])" office:value-type="float" office:value="0.0217525039609565" calcext:value-type="float">
            <text:p>0,022</text:p>
          </table:table-cell>
          <table:table-cell table:style-name="ce3" office:value-type="float" office:value="15" calcext:value-type="float">
            <text:p>15,000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9" calcext:value-type="float">
            <text:p>18.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32" calcext:value-type="float">
            <text:p>18.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97" calcext:value-type="float">
            <text:p>18.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42" calcext:value-type="float">
            <text:p>18.6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6" calcext:value-type="float">
            <text:p>18.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91" calcext:value-type="float">
            <text:p>18.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26" calcext:value-type="float">
            <text:p>18.6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82" calcext:value-type="float">
            <text:p>18.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95" calcext:value-type="float">
            <text:p>18.5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8" calcext:value-type="float">
            <text:p>18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9" calcext:value-type="float">
            <text:p>18.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02" calcext:value-type="float">
            <text:p>18.6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93" calcext:value-type="float">
            <text:p>18.593</text:p>
          </table:table-cell>
          <table:table-cell table:number-columns-repeated="5"/>
        </table:table-row>
      </table:table>
      <table:table table:name="Pthreads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ce1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33" calcext:value-type="float">
            <text:p>19.933</text:p>
          </table:table-cell>
          <table:table-cell office:value-type="string" calcext:value-type="string">
            <text:p>Média <text:s/>da Computação Paralela</text:p>
          </table:table-cell>
          <table:table-cell office:value-type="string" calcext:value-type="string">
            <text:p>Intervalo de confianç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Desv.Padrão</text:p>
          </table:table-cell>
          <table:table-cell office:value-type="string" calcext:value-type="string">
            <text:p>tamanho</text:p>
          </table:table-cell>
          <table:table-cell/>
          <table:table-cell office:value-type="string" calcext:value-type="string">
            <text:p>Média do Intervalo de confianç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04" calcext:value-type="float">
            <text:p>19.804</text:p>
          </table:table-cell>
          <table:table-cell table:style-name="ce2" table:formula="of:=AVERAGE([.D1:.D15])" office:value-type="float" office:value="19.8688666666667" calcext:value-type="float">
            <text:p>19,869</text:p>
          </table:table-cell>
          <table:table-cell table:style-name="ce3" table:formula="of:=COM.MICROSOFT.CONFIDENCE.NORM([.G$2];[.H2];[.I$2])" office:value-type="float" office:value="0.0583425822619377" calcext:value-type="float">
            <text:p>0,05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:.D15])" office:value-type="float" office:value="0.115287755926927" calcext:value-type="float">
            <text:p>0,115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4" table:formula="of:=AVERAGE([.F2];[.F17];[.F33];[.F49];[.F65];[.F81])" office:value-type="float" office:value="0.0227523841941705" calcext:value-type="float">
            <text:p>0,022752384194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5" calcext:value-type="float">
            <text:p>19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48" calcext:value-type="float">
            <text:p>19.748</text:p>
          </table:table-cell>
          <table:table-cell table:number-columns-repeated="7"/>
          <table:table-cell table:style-name="ce3" table:number-columns-repeated="6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696" calcext:value-type="float">
            <text:p>19.696</text:p>
          </table:table-cell>
          <table:table-cell table:number-columns-repeated="6"/>
          <table:table-cell table:style-name="ce5" office:value-type="string" calcext:value-type="string">
            <text:p>Array média:</text:p>
          </table:table-cell>
          <table:table-cell table:style-name="ce6" office:value-type="float" office:value="19.869" calcext:value-type="float">
            <text:p>19.869</text:p>
          </table:table-cell>
          <table:table-cell table:style-name="ce6" office:value-type="float" office:value="9.941" calcext:value-type="float">
            <text:p>9.941</text:p>
          </table:table-cell>
          <table:table-cell table:style-name="ce6" office:value-type="float" office:value="5.027" calcext:value-type="float">
            <text:p>5.027</text:p>
          </table:table-cell>
          <table:table-cell table:style-name="ce6" office:value-type="float" office:value="2.761" calcext:value-type="float">
            <text:p>2.761</text:p>
          </table:table-cell>
          <table:table-cell table:style-name="ce6" office:value-type="float" office:value="2.865" calcext:value-type="float">
            <text:p>2.865</text:p>
          </table:table-cell>
          <table:table-cell table:style-name="ce6" office:value-type="float" office:value="2.788" calcext:value-type="float">
            <text:p>2.788</text:p>
          </table:table-cell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86" calcext:value-type="float">
            <text:p>19.9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9" calcext:value-type="float">
            <text:p>19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42" calcext:value-type="float">
            <text:p>20.0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45" calcext:value-type="float">
            <text:p>19.8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8" calcext:value-type="float">
            <text:p>19.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44" calcext:value-type="float">
            <text:p>19.9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37" calcext:value-type="float">
            <text:p>19.9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22" calcext:value-type="float">
            <text:p>20.0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33" calcext:value-type="float">
            <text:p>19.8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23" calcext:value-type="float">
            <text:p>19.72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81" calcext:value-type="float">
            <text:p>9.981</text:p>
          </table:table-cell>
          <table:table-cell table:style-name="ce2" table:formula="of:=AVERAGE([.D17:.D31])" office:value-type="float" office:value="9.9406" calcext:value-type="float">
            <text:p>9,941</text:p>
          </table:table-cell>
          <table:table-cell table:style-name="ce3" table:formula="of:=COM.MICROSOFT.CONFIDENCE.NORM([.G$2];[.H17];[.I$2])" office:value-type="float" office:value="0.0261609308606338" calcext:value-type="float">
            <text:p>0,02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:.D31])" office:value-type="float" office:value="0.0516952609046516" calcext:value-type="float">
            <text:p>0,052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5" calcext:value-type="float">
            <text:p>9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58" calcext:value-type="float">
            <text:p>9.8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8" calcext:value-type="float">
            <text:p>9.9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79" calcext:value-type="float">
            <text:p>9.8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7" calcext:value-type="float">
            <text:p>9.9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" calcext:value-type="float">
            <text:p>9.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2" calcext:value-type="float">
            <text:p>9.9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97" calcext:value-type="float">
            <text:p>9.8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1" calcext:value-type="float">
            <text:p>10.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85" calcext:value-type="float">
            <text:p>9.8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2" calcext:value-type="float">
            <text:p>9.9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2" calcext:value-type="float">
            <text:p>9.9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43" calcext:value-type="float">
            <text:p>9.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65" calcext:value-type="float">
            <text:p>9.96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983" calcext:value-type="float">
            <text:p>4.983</text:p>
          </table:table-cell>
          <table:table-cell table:style-name="ce2" table:formula="of:=AVERAGE([.D33:.D47])" office:value-type="float" office:value="5.0268" calcext:value-type="float">
            <text:p>5,027</text:p>
          </table:table-cell>
          <table:table-cell table:style-name="ce3" table:formula="of:=COM.MICROSOFT.CONFIDENCE.NORM([.G$2];[.H33];[.I$2])" office:value-type="float" office:value="0.0139906679722347" calcext:value-type="float">
            <text:p>0,01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:.D47])" office:value-type="float" office:value="0.027646234566651" calcext:value-type="float">
            <text:p>0,028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9" calcext:value-type="float">
            <text:p>5.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" calcext:value-type="float">
            <text:p>5.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9" calcext:value-type="float">
            <text:p>5.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37" calcext:value-type="float">
            <text:p>5.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988" calcext:value-type="float">
            <text:p>4.9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74" calcext:value-type="float">
            <text:p>5.0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999" calcext:value-type="float">
            <text:p>4.9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5" calcext:value-type="float">
            <text:p>5.0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995" calcext:value-type="float">
            <text:p>4.9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6" calcext:value-type="float">
            <text:p>5.0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37" calcext:value-type="float">
            <text:p>5.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7" calcext:value-type="float">
            <text:p>5.0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33" calcext:value-type="float">
            <text:p>5.0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8" calcext:value-type="float">
            <text:p>5.0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43" calcext:value-type="float">
            <text:p>2.743</text:p>
          </table:table-cell>
          <table:table-cell table:style-name="ce2" table:formula="of:=AVERAGE([.D49:.D63])" office:value-type="float" office:value="2.76126666666667" calcext:value-type="float">
            <text:p>2,761</text:p>
          </table:table-cell>
          <table:table-cell table:style-name="ce3" table:formula="of:=COM.MICROSOFT.CONFIDENCE.NORM([.G$2];[.H49];[.I$2])" office:value-type="float" office:value="0.0103578587339727" calcext:value-type="float">
            <text:p>0,01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:.D63])" office:value-type="float" office:value="0.0204676283316805" calcext:value-type="float">
            <text:p>0,020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6" calcext:value-type="float">
            <text:p>2.7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3" calcext:value-type="float">
            <text:p>2.7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65" calcext:value-type="float">
            <text:p>2.7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5" calcext:value-type="float">
            <text:p>2.7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66" calcext:value-type="float">
            <text:p>2.7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49" calcext:value-type="float">
            <text:p>2.7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49" calcext:value-type="float">
            <text:p>2.7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62" calcext:value-type="float">
            <text:p>2.7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48" calcext:value-type="float">
            <text:p>2.7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65" calcext:value-type="float">
            <text:p>2.7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9" calcext:value-type="float">
            <text:p>2.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19" calcext:value-type="float">
            <text:p>2.7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2" calcext:value-type="float">
            <text:p>2.7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7" calcext:value-type="float">
            <text:p>2.78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56" calcext:value-type="float">
            <text:p>2.856</text:p>
          </table:table-cell>
          <table:table-cell table:style-name="ce2" table:formula="of:=AVERAGE([.D65:.D79])" office:value-type="float" office:value="2.86493333333333" calcext:value-type="float">
            <text:p>2,865</text:p>
          </table:table-cell>
          <table:table-cell table:style-name="ce3" table:formula="of:=COM.MICROSOFT.CONFIDENCE.NORM([.G$2];[.H65];[.I$2])" office:value-type="float" office:value="0.019128692571394" calcext:value-type="float">
            <text:p>0,01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65:.D79])" office:value-type="float" office:value="0.0377992189387685" calcext:value-type="float">
            <text:p>0,038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32" calcext:value-type="float">
            <text:p>2.8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91" calcext:value-type="float">
            <text:p>2.8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84" calcext:value-type="float">
            <text:p>2.8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48" calcext:value-type="float">
            <text:p>2.8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69" calcext:value-type="float">
            <text:p>2.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14" calcext:value-type="float">
            <text:p>2.9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19" calcext:value-type="float">
            <text:p>2.8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43" calcext:value-type="float">
            <text:p>2.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797" calcext:value-type="float">
            <text:p>2.7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59" calcext:value-type="float">
            <text:p>2.8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43" calcext:value-type="float">
            <text:p>2.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5" calcext:value-type="float">
            <text:p>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04" calcext:value-type="float">
            <text:p>2.9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65" calcext:value-type="float">
            <text:p>2.86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78" calcext:value-type="float">
            <text:p>2.778</text:p>
          </table:table-cell>
          <table:table-cell table:style-name="ce2" table:formula="of:=AVERAGE([.D81:.D95])" office:value-type="float" office:value="2.78773333333333" calcext:value-type="float">
            <text:p>2,788</text:p>
          </table:table-cell>
          <table:table-cell table:style-name="ce3" table:formula="of:=COM.MICROSOFT.CONFIDENCE.NORM([.G$2];[.H81];[.I$2])" office:value-type="float" office:value="0.00853357276485025" calcext:value-type="float">
            <text:p>0,00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81:.D95])" office:value-type="float" office:value="0.0168627512865601" calcext:value-type="float">
            <text:p>0,01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67" calcext:value-type="float">
            <text:p>2.7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5" calcext:value-type="float">
            <text:p>2.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2" calcext:value-type="float">
            <text:p>2.8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3" calcext:value-type="float">
            <text:p>2.7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7" calcext:value-type="float">
            <text:p>2.7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47" calcext:value-type="float">
            <text:p>2.7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3" calcext:value-type="float">
            <text:p>2.7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1" calcext:value-type="float">
            <text:p>2.7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1" calcext:value-type="float">
            <text:p>2.7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4" calcext:value-type="float">
            <text:p>2.7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5" calcext:value-type="float">
            <text:p>2.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2" calcext:value-type="float">
            <text:p>2.8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3" calcext:value-type="float">
            <text:p>2.8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8" calcext:value-type="float">
            <text:p>2.788</text:p>
          </table:table-cell>
          <table:table-cell table:number-columns-repeated="13"/>
        </table:table-row>
        <table:table-row table:style-name="ro1" table:number-rows-repeated="104848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penMP" table:style-name="ta1"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ce1"/>
        <table:table-column table:style-name="co4" table:default-cell-style-name="ce1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11" calcext:value-type="float">
            <text:p>20.011</text:p>
          </table:table-cell>
          <table:table-cell office:value-type="string" calcext:value-type="string">
            <text:p>Média <text:s/>da Computação Paralela</text:p>
          </table:table-cell>
          <table:table-cell office:value-type="string" calcext:value-type="string">
            <text:p>Intervalo de confianç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Desv.Padrão</text:p>
          </table:table-cell>
          <table:table-cell office:value-type="string" calcext:value-type="string">
            <text:p>tamanho</text:p>
          </table:table-cell>
          <table:table-cell/>
          <table:table-cell office:value-type="string" calcext:value-type="string">
            <text:p>Média do Intervalo de confianç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33" calcext:value-type="float">
            <text:p>20.033</text:p>
          </table:table-cell>
          <table:table-cell table:style-name="ce2" table:formula="of:=AVERAGE([.D1:.D15])" office:value-type="float" office:value="19.9736666666667" calcext:value-type="float">
            <text:p>19,974</text:p>
          </table:table-cell>
          <table:table-cell table:style-name="ce3" table:formula="of:=COM.MICROSOFT.CONFIDENCE.NORM([.G$2];[.H2];[.I$2])" office:value-type="float" office:value="0.0627808435025455" calcext:value-type="float">
            <text:p>0,06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:.D15])" office:value-type="float" office:value="0.124057974158782" calcext:value-type="float">
            <text:p>0,124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4" table:formula="of:=AVERAGE([.F2];[.F17];[.F33];[.F49];[.F65];[.F81])" office:value-type="float" office:value="0.021570552988062" calcext:value-type="float">
            <text:p>0,0215705529880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21" calcext:value-type="float">
            <text:p>19.8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9" calcext:value-type="float">
            <text:p>20.09</text:p>
          </table:table-cell>
          <table:table-cell table:number-columns-repeated="7"/>
          <table:table-cell table:style-name="ce3" table:number-columns-repeated="6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58" calcext:value-type="float">
            <text:p>19.958</text:p>
          </table:table-cell>
          <table:table-cell table:number-columns-repeated="6"/>
          <table:table-cell table:style-name="ce5" office:value-type="string" calcext:value-type="string">
            <text:p>Array média:</text:p>
          </table:table-cell>
          <table:table-cell table:style-name="ce6" office:value-type="float" office:value="19.974" calcext:value-type="float">
            <text:p>19.974</text:p>
          </table:table-cell>
          <table:table-cell table:style-name="ce6" office:value-type="float" office:value="10.059" calcext:value-type="float">
            <text:p>10.059</text:p>
          </table:table-cell>
          <table:table-cell table:style-name="ce6" office:value-type="float" office:value="5.069" calcext:value-type="float">
            <text:p>5.069</text:p>
          </table:table-cell>
          <table:table-cell table:style-name="ce6" office:value-type="float" office:value="2.773" calcext:value-type="float">
            <text:p>2.773</text:p>
          </table:table-cell>
          <table:table-cell table:style-name="ce6" office:value-type="float" office:value="2.895" calcext:value-type="float">
            <text:p>2.895</text:p>
          </table:table-cell>
          <table:table-cell table:style-name="ce6" office:value-type="float" office:value="2.826" calcext:value-type="float">
            <text:p>2.826</text:p>
          </table:table-cell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2" calcext:value-type="float">
            <text:p>20.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33" calcext:value-type="float">
            <text:p>19.8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95" calcext:value-type="float">
            <text:p>19.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67" calcext:value-type="float">
            <text:p>20.0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12" calcext:value-type="float">
            <text:p>19.8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32" calcext:value-type="float">
            <text:p>20.1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18" calcext:value-type="float">
            <text:p>19.8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91" calcext:value-type="float">
            <text:p>19.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5" calcext:value-type="float">
            <text:p>20.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74" calcext:value-type="float">
            <text:p>20.07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5" calcext:value-type="float">
            <text:p>9.975</text:p>
          </table:table-cell>
          <table:table-cell table:style-name="ce2" table:formula="of:=AVERAGE([.D17:.D31])" office:value-type="float" office:value="10.0594666666667" calcext:value-type="float">
            <text:p>10,059</text:p>
          </table:table-cell>
          <table:table-cell table:style-name="ce3" table:formula="of:=COM.MICROSOFT.CONFIDENCE.NORM([.G$2];[.H17];[.I$2])" office:value-type="float" office:value="0.0180546487610401" calcext:value-type="float">
            <text:p>0,01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:.D31])" office:value-type="float" office:value="0.0356768565773122" calcext:value-type="float">
            <text:p>0,03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52" calcext:value-type="float">
            <text:p>10.0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13" calcext:value-type="float">
            <text:p>10.0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68" calcext:value-type="float">
            <text:p>10.0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76" calcext:value-type="float">
            <text:p>10.0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65" calcext:value-type="float">
            <text:p>10.0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52" calcext:value-type="float">
            <text:p>10.0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63" calcext:value-type="float">
            <text:p>10.0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61" calcext:value-type="float">
            <text:p>10.0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65" calcext:value-type="float">
            <text:p>10.0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62" calcext:value-type="float">
            <text:p>10.0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25" calcext:value-type="float">
            <text:p>10.1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18" calcext:value-type="float">
            <text:p>10.1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52" calcext:value-type="float">
            <text:p>10.0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45" calcext:value-type="float">
            <text:p>10.04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" calcext:value-type="float">
            <text:p>5.05</text:p>
          </table:table-cell>
          <table:table-cell table:style-name="ce2" table:formula="of:=AVERAGE([.D33:.D47])" office:value-type="float" office:value="5.06853333333333" calcext:value-type="float">
            <text:p>5,069</text:p>
          </table:table-cell>
          <table:table-cell table:style-name="ce3" table:formula="of:=COM.MICROSOFT.CONFIDENCE.NORM([.G$2];[.H33];[.I$2])" office:value-type="float" office:value="0.00712312878672831" calcext:value-type="float">
            <text:p>0,00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:.D47])" office:value-type="float" office:value="0.0140756459718128" calcext:value-type="float">
            <text:p>0,01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9" calcext:value-type="float">
            <text:p>5.0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65" calcext:value-type="float">
            <text:p>5.0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64" calcext:value-type="float">
            <text:p>5.0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7" calcext:value-type="float">
            <text:p>5.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2" calcext:value-type="float">
            <text:p>5.0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66" calcext:value-type="float">
            <text:p>5.0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79" calcext:value-type="float">
            <text:p>5.0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7" calcext:value-type="float">
            <text:p>5.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63" calcext:value-type="float">
            <text:p>5.0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66" calcext:value-type="float">
            <text:p>5.0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72" calcext:value-type="float">
            <text:p>5.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78" calcext:value-type="float">
            <text:p>5.0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81" calcext:value-type="float">
            <text:p>5.0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3" calcext:value-type="float">
            <text:p>5.10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2" calcext:value-type="float">
            <text:p>2.772</text:p>
          </table:table-cell>
          <table:table-cell table:style-name="ce2" table:formula="of:=AVERAGE([.D49:.D63])" office:value-type="float" office:value="2.77293333333333" calcext:value-type="float">
            <text:p>2,773</text:p>
          </table:table-cell>
          <table:table-cell table:style-name="ce3" table:formula="of:=COM.MICROSOFT.CONFIDENCE.NORM([.G$2];[.H49];[.I$2])" office:value-type="float" office:value="0.0108495186230524" calcext:value-type="float">
            <text:p>0,01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:.D63])" office:value-type="float" office:value="0.0214391719811679" calcext:value-type="float">
            <text:p>0,02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823" calcext:value-type="float">
            <text:p>2.8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1" calcext:value-type="float">
            <text:p>2.7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3" calcext:value-type="float">
            <text:p>2.7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7" calcext:value-type="float">
            <text:p>2.7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9" calcext:value-type="float">
            <text:p>2.7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" calcext:value-type="float">
            <text:p>2.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" calcext:value-type="float">
            <text:p>2.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52" calcext:value-type="float">
            <text:p>2.7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49" calcext:value-type="float">
            <text:p>2.7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7" calcext:value-type="float">
            <text:p>2.7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2" calcext:value-type="float">
            <text:p>2.7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52" calcext:value-type="float">
            <text:p>2.7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95" calcext:value-type="float">
            <text:p>2.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2" calcext:value-type="float">
            <text:p>2.73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9" calcext:value-type="float">
            <text:p>2.89</text:p>
          </table:table-cell>
          <table:table-cell table:style-name="ce2" table:formula="of:=AVERAGE([.D65:.D79])" office:value-type="float" office:value="2.8954" calcext:value-type="float">
            <text:p>2,895</text:p>
          </table:table-cell>
          <table:table-cell table:style-name="ce3" table:formula="of:=COM.MICROSOFT.CONFIDENCE.NORM([.G$2];[.H65];[.I$2])" office:value-type="float" office:value="0.0199013914088989" calcext:value-type="float">
            <text:p>0,02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65:.D79])" office:value-type="float" office:value="0.0393261091025143" calcext:value-type="float">
            <text:p>0,039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89" calcext:value-type="float">
            <text:p>2.8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01" calcext:value-type="float">
            <text:p>2.9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09" calcext:value-type="float">
            <text:p>2.9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83" calcext:value-type="float">
            <text:p>2.8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52" calcext:value-type="float">
            <text:p>2.8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3" calcext:value-type="float">
            <text:p>2.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43" calcext:value-type="float">
            <text:p>2.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82" calcext:value-type="float">
            <text:p>2.8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12" calcext:value-type="float">
            <text:p>2.9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69" calcext:value-type="float">
            <text:p>2.9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25" calcext:value-type="float">
            <text:p>2.8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37" calcext:value-type="float">
            <text:p>2.9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99" calcext:value-type="float">
            <text:p>2.8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1" calcext:value-type="float">
            <text:p>2.9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3" calcext:value-type="float">
            <text:p>2.813</text:p>
          </table:table-cell>
          <table:table-cell table:style-name="ce2" table:formula="of:=AVERAGE([.D81:.D95])" office:value-type="float" office:value="2.82573333333333" calcext:value-type="float">
            <text:p>2,826</text:p>
          </table:table-cell>
          <table:table-cell table:style-name="ce3" table:formula="of:=COM.MICROSOFT.CONFIDENCE.NORM([.G$2];[.H81];[.I$2])" office:value-type="float" office:value="0.0107137868461069" calcext:value-type="float">
            <text:p>0,01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81:.D95])" office:value-type="float" office:value="0.0211709594447092" calcext:value-type="float">
            <text:p>0,02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6" calcext:value-type="float">
            <text:p>2.8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38" calcext:value-type="float">
            <text:p>2.8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3" calcext:value-type="float">
            <text:p>2.8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7" calcext:value-type="float">
            <text:p>2.7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1" calcext:value-type="float">
            <text:p>2.8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36" calcext:value-type="float">
            <text:p>2.8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36" calcext:value-type="float">
            <text:p>2.8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6" calcext:value-type="float">
            <text:p>2.7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47" calcext:value-type="float">
            <text:p>2.8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54" calcext:value-type="float">
            <text:p>2.8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61" calcext:value-type="float">
            <text:p>2.8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38" calcext:value-type="float">
            <text:p>2.8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1" calcext:value-type="float">
            <text:p>2.8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29" calcext:value-type="float">
            <text:p>2.829</text:p>
          </table:table-cell>
          <table:table-cell table:number-columns-repeated="13"/>
        </table:table-row>
        <table:table-row table:style-name="ro1" table:number-rows-repeated="104848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pen MPI" table:style-name="ta1"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61" calcext:value-type="float">
            <text:p>19.861</text:p>
          </table:table-cell>
          <table:table-cell office:value-type="string" calcext:value-type="string">
            <text:p>Média <text:s/>da Computação Paralela</text:p>
          </table:table-cell>
          <table:table-cell office:value-type="string" calcext:value-type="string">
            <text:p>Intervalo de confianç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Desv.Padrão</text:p>
          </table:table-cell>
          <table:table-cell office:value-type="string" calcext:value-type="string">
            <text:p>tamanho</text:p>
          </table:table-cell>
          <table:table-cell/>
          <table:table-cell office:value-type="string" calcext:value-type="string">
            <text:p>Média do Intervalo de confianç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77" calcext:value-type="float">
            <text:p>19.877</text:p>
          </table:table-cell>
          <table:table-cell table:style-name="ce2" table:formula="of:=AVERAGE([.D1:.D15])" office:value-type="float" office:value="19.9476666666667" calcext:value-type="float">
            <text:p>19,948</text:p>
          </table:table-cell>
          <table:table-cell table:style-name="ce3" table:formula="of:=COM.MICROSOFT.CONFIDENCE.NORM([.G$2];[.H2];[.I$2])" office:value-type="float" office:value="0.036954630404192" calcext:value-type="float">
            <text:p>0,03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:.D15])" office:value-type="float" office:value="0.0730241316930491" calcext:value-type="float">
            <text:p>0,073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4" table:formula="of:=AVERAGE([.F2];[.F17];[.F33];[.F49];[.F65];[.F81])" office:value-type="float" office:value="0.0528252928264253" calcext:value-type="float">
            <text:p>0,052825292826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9" calcext:value-type="float">
            <text:p>19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01" calcext:value-type="float">
            <text:p>19.901</text:p>
          </table:table-cell>
          <table:table-cell table:number-columns-repeated="7"/>
          <table:table-cell table:style-name="ce7" table:number-columns-repeated="6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94" calcext:value-type="float">
            <text:p>19.994</text:p>
          </table:table-cell>
          <table:table-cell table:number-columns-repeated="6"/>
          <table:table-cell table:style-name="ce5" office:value-type="string" calcext:value-type="string">
            <text:p>Array média:</text:p>
          </table:table-cell>
          <table:table-cell table:style-name="ce6" office:value-type="float" office:value="19.948" calcext:value-type="float">
            <text:p>19.948</text:p>
          </table:table-cell>
          <table:table-cell table:style-name="ce6" office:value-type="float" office:value="10.423" calcext:value-type="float">
            <text:p>10.423</text:p>
          </table:table-cell>
          <table:table-cell table:style-name="ce6" office:value-type="float" office:value="5.899" calcext:value-type="float">
            <text:p>5.899</text:p>
          </table:table-cell>
          <table:table-cell table:style-name="ce6" office:value-type="float" office:value="3.756" calcext:value-type="float">
            <text:p>3.756</text:p>
          </table:table-cell>
          <table:table-cell table:style-name="ce6" office:value-type="float" office:value="5.328" calcext:value-type="float">
            <text:p>5.328</text:p>
          </table:table-cell>
          <table:table-cell table:style-name="ce6" office:value-type="float" office:value="8.272" calcext:value-type="float">
            <text:p>8.272</text:p>
          </table:table-cell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3" calcext:value-type="float">
            <text:p>20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64" calcext:value-type="float">
            <text:p>19.9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809" calcext:value-type="float">
            <text:p>19.8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15" calcext:value-type="float">
            <text:p>20.0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01" calcext:value-type="float">
            <text:p>19.9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48" calcext:value-type="float">
            <text:p>19.9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93" calcext:value-type="float">
            <text:p>19.9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43" calcext:value-type="float">
            <text:p>19.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26" calcext:value-type="float">
            <text:p>20.0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63" calcext:value-type="float">
            <text:p>20.06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05" calcext:value-type="float">
            <text:p>10.405</text:p>
          </table:table-cell>
          <table:table-cell table:style-name="ce2" table:formula="of:=AVERAGE([.D17:.D31])" office:value-type="float" office:value="10.4232" calcext:value-type="float">
            <text:p>10,423</text:p>
          </table:table-cell>
          <table:table-cell table:style-name="ce3" table:formula="of:=COM.MICROSOFT.CONFIDENCE.NORM([.G$2];[.H17];[.I$2])" office:value-type="float" office:value="0.0293235765626257" calcext:value-type="float">
            <text:p>0,02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:.D31])" office:value-type="float" office:value="0.0579448013198768" calcext:value-type="float">
            <text:p>0,058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25" calcext:value-type="float">
            <text:p>10.4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58" calcext:value-type="float">
            <text:p>10.3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82" calcext:value-type="float">
            <text:p>10.3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73" calcext:value-type="float">
            <text:p>10.3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91" calcext:value-type="float">
            <text:p>10.3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24" calcext:value-type="float">
            <text:p>10.4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48" calcext:value-type="float">
            <text:p>10.4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66" calcext:value-type="float">
            <text:p>10.5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33" calcext:value-type="float">
            <text:p>10.4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67" calcext:value-type="float">
            <text:p>10.4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61" calcext:value-type="float">
            <text:p>10.3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64" calcext:value-type="float">
            <text:p>10.3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5" calcext:value-type="float">
            <text:p>10.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01" calcext:value-type="float">
            <text:p>10.50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15" calcext:value-type="float">
            <text:p>5.815</text:p>
          </table:table-cell>
          <table:table-cell table:style-name="ce2" table:formula="of:=AVERAGE([.D33:.D47])" office:value-type="float" office:value="5.89913333333333" calcext:value-type="float">
            <text:p>5,899</text:p>
          </table:table-cell>
          <table:table-cell table:style-name="ce3" table:formula="of:=COM.MICROSOFT.CONFIDENCE.NORM([.G$2];[.H33];[.I$2])" office:value-type="float" office:value="0.0183799887444341" calcext:value-type="float">
            <text:p>0,01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:.D47])" office:value-type="float" office:value="0.0363197440729393" calcext:value-type="float">
            <text:p>0,03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01" calcext:value-type="float">
            <text:p>5.9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81" calcext:value-type="float">
            <text:p>5.8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27" calcext:value-type="float">
            <text:p>5.9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3" calcext:value-type="float">
            <text:p>5.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86" calcext:value-type="float">
            <text:p>5.8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88" calcext:value-type="float">
            <text:p>5.8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9" calcext:value-type="float">
            <text:p>5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35" calcext:value-type="float">
            <text:p>5.9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69" calcext:value-type="float">
            <text:p>5.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84" calcext:value-type="float">
            <text:p>5.8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3" calcext:value-type="float">
            <text:p>5.9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64" calcext:value-type="float">
            <text:p>5.9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94" calcext:value-type="float">
            <text:p>5.8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2" calcext:value-type="float">
            <text:p>3.762</text:p>
          </table:table-cell>
          <table:table-cell table:style-name="ce2" table:formula="of:=AVERAGE([.D49:.D63])" office:value-type="float" office:value="3.75553333333333" calcext:value-type="float">
            <text:p>3,756</text:p>
          </table:table-cell>
          <table:table-cell table:style-name="ce3" table:formula="of:=COM.MICROSOFT.CONFIDENCE.NORM([.G$2];[.H49];[.I$2])" office:value-type="float" office:value="0.0159811531358053" calcext:value-type="float">
            <text:p>0,01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:.D63])" office:value-type="float" office:value="0.0315795292344055" calcext:value-type="float">
            <text:p>0,032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29" calcext:value-type="float">
            <text:p>3.7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55" calcext:value-type="float">
            <text:p>3.7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36" calcext:value-type="float">
            <text:p>3.7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7" calcext:value-type="float">
            <text:p>3.7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23" calcext:value-type="float">
            <text:p>3.8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25" calcext:value-type="float">
            <text:p>3.7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4" calcext:value-type="float">
            <text:p>3.7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9" calcext:value-type="float">
            <text:p>3.7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21" calcext:value-type="float">
            <text:p>3.8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26" calcext:value-type="float">
            <text:p>3.7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28" calcext:value-type="float">
            <text:p>3.7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58" calcext:value-type="float">
            <text:p>3.7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25" calcext:value-type="float">
            <text:p>3.7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5" calcext:value-type="float">
            <text:p>3.74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08" calcext:value-type="float">
            <text:p>5.08</text:p>
          </table:table-cell>
          <table:table-cell table:style-name="ce2" table:formula="of:=AVERAGE([.D65:.D79])" office:value-type="float" office:value="5.32846666666667" calcext:value-type="float">
            <text:p>5,328</text:p>
          </table:table-cell>
          <table:table-cell table:style-name="ce3" table:formula="of:=COM.MICROSOFT.CONFIDENCE.NORM([.G$2];[.H65];[.I$2])" office:value-type="float" office:value="0.0945793461446392" calcext:value-type="float">
            <text:p>0,09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65:.D79])" office:value-type="float" office:value="0.186893348756781" calcext:value-type="float">
            <text:p>0,18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92" calcext:value-type="float">
            <text:p>5.5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.967" calcext:value-type="float">
            <text:p>4.9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3" calcext:value-type="float">
            <text:p>5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02" calcext:value-type="float">
            <text:p>5.4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.998" calcext:value-type="float">
            <text:p>4.9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26" calcext:value-type="float">
            <text:p>5.3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19" calcext:value-type="float">
            <text:p>5.2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49" calcext:value-type="float">
            <text:p>5.4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24" calcext:value-type="float">
            <text:p>5.4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91" calcext:value-type="float">
            <text:p>5.3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46" calcext:value-type="float">
            <text:p>5.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09" calcext:value-type="float">
            <text:p>5.4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83" calcext:value-type="float">
            <text:p>5.2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11" calcext:value-type="float">
            <text:p>5.41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858" calcext:value-type="float">
            <text:p>8.858</text:p>
          </table:table-cell>
          <table:table-cell table:style-name="ce2" table:formula="of:=AVERAGE([.D81:.D95])" office:value-type="float" office:value="8.27226666666667" calcext:value-type="float">
            <text:p>8,272</text:p>
          </table:table-cell>
          <table:table-cell table:style-name="ce3" table:formula="of:=COM.MICROSOFT.CONFIDENCE.NORM([.G$2];[.H81];[.I$2])" office:value-type="float" office:value="0.121733061966855" calcext:value-type="float">
            <text:p>0,12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81:.D95])" office:value-type="float" office:value="0.240550400619278" calcext:value-type="float">
            <text:p>0,24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433" calcext:value-type="float">
            <text:p>8.4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35" calcext:value-type="float">
            <text:p>8.3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152" calcext:value-type="float">
            <text:p>8.1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703" calcext:value-type="float">
            <text:p>7.7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52" calcext:value-type="float">
            <text:p>8.2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27" calcext:value-type="float">
            <text:p>8.2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57" calcext:value-type="float">
            <text:p>8.2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39" calcext:value-type="float">
            <text:p>8.2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82" calcext:value-type="float">
            <text:p>8.2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057" calcext:value-type="float">
            <text:p>8.0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436" calcext:value-type="float">
            <text:p>8.4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197" calcext:value-type="float">
            <text:p>8.1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98" calcext:value-type="float">
            <text:p>8.3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pi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58" calcext:value-type="float">
            <text:p>8.258</text:p>
          </table:table-cell>
          <table:table-cell table:number-columns-repeated="13"/>
        </table:table-row>
        <table:table-row table:style-name="ro1" table:number-rows-repeated="104848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mpi+Pth" table:style-name="ta1">
        <table:table-column table:style-name="co7" table:default-cell-style-name="Default"/>
        <table:table-column table:style-name="co6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33" calcext:value-type="float">
            <text:p>20.033</text:p>
          </table:table-cell>
          <table:table-cell office:value-type="string" calcext:value-type="string">
            <text:p>Média <text:s/>da Computação Paralela</text:p>
          </table:table-cell>
          <table:table-cell office:value-type="string" calcext:value-type="string">
            <text:p>Intervalo de confianç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Desv.Padrão</text:p>
          </table:table-cell>
          <table:table-cell office:value-type="string" calcext:value-type="string">
            <text:p>tamanho</text:p>
          </table:table-cell>
          <table:table-cell/>
          <table:table-cell office:value-type="string" calcext:value-type="string">
            <text:p>Média do Intervalo de confianç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86" calcext:value-type="float">
            <text:p>20.086</text:p>
          </table:table-cell>
          <table:table-cell table:style-name="ce2" table:formula="of:=AVERAGE([.D1:.D15])" office:value-type="float" office:value="19.9998666666667" calcext:value-type="float">
            <text:p>20,000</text:p>
          </table:table-cell>
          <table:table-cell table:style-name="ce3" table:formula="of:=COM.MICROSOFT.CONFIDENCE.NORM([.G$2];[.H2];[.I$2])" office:value-type="float" office:value="0.0511707261049564" calcext:value-type="float">
            <text:p>0,05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:.D15])" office:value-type="float" office:value="0.101115822321779" calcext:value-type="float">
            <text:p>0,101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4" table:formula="of:=AVERAGE([.F2];[.F17];[.F33];[.F49];[.F65];[.F81])" office:value-type="float" office:value="0.0372991639829198" calcext:value-type="float">
            <text:p>0,03729916398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64" calcext:value-type="float">
            <text:p>20.2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73" calcext:value-type="float">
            <text:p>20.073</text:p>
          </table:table-cell>
          <table:table-cell table:number-columns-repeated="7"/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59" calcext:value-type="float">
            <text:p>19.959</text:p>
          </table:table-cell>
          <table:table-cell table:number-columns-repeated="6"/>
          <table:table-cell table:style-name="ce5" office:value-type="string" calcext:value-type="string">
            <text:p>Array média:</text:p>
          </table:table-cell>
          <table:table-cell table:style-name="ce6" office:value-type="string" calcext:value-type="string">
            <text:p>1 Processos</text:p>
          </table:table-cell>
          <table:table-cell table:style-name="ce10" table:formula="of:=[.E2]" office:value-type="float" office:value="19.9998666666667" calcext:value-type="float">
            <text:p>20,000</text:p>
          </table:table-cell>
          <table:table-cell table:style-name="ce10" table:formula="of:=[.E17]" office:value-type="float" office:value="9.99266666666667" calcext:value-type="float">
            <text:p>9,993</text:p>
          </table:table-cell>
          <table:table-cell table:style-name="ce10" table:formula="of:=[.E33]" office:value-type="float" office:value="5.10106666666667" calcext:value-type="float">
            <text:p>5,101</text:p>
          </table:table-cell>
          <table:table-cell table:style-name="ce10" table:formula="of:=[.E49]" office:value-type="float" office:value="2.71073333333333" calcext:value-type="float">
            <text:p>2,711</text:p>
          </table:table-cell>
          <table:table-cell table:style-name="ce10" table:formula="of:=[.E81]" office:value-type="float" office:value="2.79426666666667" calcext:value-type="float">
            <text:p>2,794</text:p>
          </table:table-cell>
          <table:table-cell table:style-name="ce10" table:formula="of:=[.E81]" office:value-type="float" office:value="2.79426666666667" calcext:value-type="float">
            <text:p>2,794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85" calcext:value-type="float">
            <text:p>19.785</text:p>
          </table:table-cell>
          <table:table-cell table:number-columns-repeated="7"/>
          <table:table-cell table:style-name="ce6" office:value-type="string" calcext:value-type="string">
            <text:p>2 Processos</text:p>
          </table:table-cell>
          <table:table-cell table:style-name="ce10" table:formula="of:=[.E97]" office:value-type="float" office:value="10.4466666666667" calcext:value-type="float">
            <text:p>10,447</text:p>
          </table:table-cell>
          <table:table-cell table:style-name="ce10" table:formula="of:=[.E113]" office:value-type="float" office:value="5.557" calcext:value-type="float">
            <text:p>5,557</text:p>
          </table:table-cell>
          <table:table-cell table:style-name="ce10" table:formula="of:=[.E129]" office:value-type="float" office:value="3.267" calcext:value-type="float">
            <text:p>3,267</text:p>
          </table:table-cell>
          <table:table-cell table:style-name="ce10" table:formula="of:=[.E145]" office:value-type="float" office:value="2.82713333333333" calcext:value-type="float">
            <text:p>2,827</text:p>
          </table:table-cell>
          <table:table-cell table:style-name="ce10" table:formula="of:=[.E161]" office:value-type="float" office:value="2.2354" calcext:value-type="float">
            <text:p>2,235</text:p>
          </table:table-cell>
          <table:table-cell table:style-name="ce10" table:formula="of:=[.E177]" office:value-type="float" office:value="2.08193333333333" calcext:value-type="float">
            <text:p>2,082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57" calcext:value-type="float">
            <text:p>19.957</text:p>
          </table:table-cell>
          <table:table-cell table:number-columns-repeated="7"/>
          <table:table-cell table:style-name="ce6" office:value-type="string" calcext:value-type="string">
            <text:p>4 Processos</text:p>
          </table:table-cell>
          <table:table-cell table:style-name="ce10" office:value-type="float" office:value="5.931" calcext:value-type="float">
            <text:p>5,931</text:p>
          </table:table-cell>
          <table:table-cell table:style-name="ce10" office:value-type="float" office:value="3.565" calcext:value-type="float">
            <text:p>3,565</text:p>
          </table:table-cell>
          <table:table-cell table:style-name="ce10" office:value-type="float" office:value="2.936" calcext:value-type="float">
            <text:p>2,936</text:p>
          </table:table-cell>
          <table:table-cell table:style-name="ce10" office:value-type="float" office:value="2.196" calcext:value-type="float">
            <text:p>2,196</text:p>
          </table:table-cell>
          <table:table-cell table:style-name="ce10" office:value-type="float" office:value="1.82" calcext:value-type="float">
            <text:p>1,820</text:p>
          </table:table-cell>
          <table:table-cell table:style-name="ce10" office:value-type="float" office:value="1.854" calcext:value-type="float">
            <text:p>1,854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67" calcext:value-type="float">
            <text:p>19.967</text:p>
          </table:table-cell>
          <table:table-cell table:number-columns-repeated="6"/>
          <table:table-cell table:style-name="ce8"/>
          <table:table-cell table:style-name="ce6" office:value-type="string" calcext:value-type="string">
            <text:p>8 Processos</text:p>
          </table:table-cell>
          <table:table-cell table:style-name="ce4" office:value-type="float" office:value="3.778" calcext:value-type="float">
            <text:p>3,778</text:p>
          </table:table-cell>
          <table:table-cell table:style-name="ce4" office:value-type="float" office:value="3.18" calcext:value-type="float">
            <text:p>3,18</text:p>
          </table:table-cell>
          <table:table-cell table:style-name="ce4" office:value-type="float" office:value="2.208" calcext:value-type="float">
            <text:p>2,208</text:p>
          </table:table-cell>
          <table:table-cell table:style-name="ce4" office:value-type="float" office:value="1.848" calcext:value-type="float">
            <text:p>1,848</text:p>
          </table:table-cell>
          <table:table-cell table:style-name="ce4" office:value-type="float" office:value="1.688" calcext:value-type="float">
            <text:p>1,688</text:p>
          </table:table-cell>
          <table:table-cell table:style-name="ce4" office:value-type="float" office:value="1.639" calcext:value-type="float">
            <text:p>1,639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46" calcext:value-type="float">
            <text:p>20.046</text:p>
          </table:table-cell>
          <table:table-cell table:number-columns-repeated="7"/>
          <table:table-cell table:style-name="ce6" office:value-type="string" calcext:value-type="string">
            <text:p>16 Processos</text:p>
          </table:table-cell>
          <table:table-cell table:style-name="ce4" office:value-type="float" office:value="5.184" calcext:value-type="float">
            <text:p>5,184</text:p>
          </table:table-cell>
          <table:table-cell table:style-name="ce4" office:value-type="float" office:value="4.074" calcext:value-type="float">
            <text:p>4,074</text:p>
          </table:table-cell>
          <table:table-cell table:style-name="ce4" office:value-type="float" office:value="3.689" calcext:value-type="float">
            <text:p>3,689</text:p>
          </table:table-cell>
          <table:table-cell table:style-name="ce4" office:value-type="float" office:value="2.992" calcext:value-type="float">
            <text:p>2,992</text:p>
          </table:table-cell>
          <table:table-cell table:style-name="ce4" office:value-type="float" office:value="2.955" calcext:value-type="float">
            <text:p>2,955</text:p>
          </table:table-cell>
          <table:table-cell table:style-name="ce4" office:value-type="float" office:value="2.969" calcext:value-type="float">
            <text:p>2,969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51" calcext:value-type="float">
            <text:p>19.951</text:p>
          </table:table-cell>
          <table:table-cell table:number-columns-repeated="7"/>
          <table:table-cell table:style-name="ce6" office:value-type="string" calcext:value-type="string">
            <text:p>32 Processos</text:p>
          </table:table-cell>
          <table:table-cell table:style-name="ce4" office:value-type="float" office:value="8.041" calcext:value-type="float">
            <text:p>8,041</text:p>
          </table:table-cell>
          <table:table-cell table:style-name="ce4" office:value-type="float" office:value="6.772" calcext:value-type="float">
            <text:p>6,772</text:p>
          </table:table-cell>
          <table:table-cell table:style-name="ce4" office:value-type="float" office:value="6.167" calcext:value-type="float">
            <text:p>6,167</text:p>
          </table:table-cell>
          <table:table-cell table:style-name="ce4" office:value-type="float" office:value="5.936" calcext:value-type="float">
            <text:p>5,936</text:p>
          </table:table-cell>
          <table:table-cell table:style-name="ce4" office:value-type="float" office:value="5.383" calcext:value-type="float">
            <text:p>5,383</text:p>
          </table:table-cell>
          <table:table-cell table:style-name="ce4" office:value-type="float" office:value="5.411" calcext:value-type="float">
            <text:p>5,411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97" calcext:value-type="float">
            <text:p>19.9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71" calcext:value-type="float">
            <text:p>19.971</text:p>
          </table:table-cell>
          <table:table-cell table:number-columns-repeated="7"/>
          <table:table-cell table:style-name="ce4" office:value-type="string" calcext:value-type="string">
            <text:p>1 Threads</text:p>
          </table:table-cell>
          <table:table-cell table:style-name="ce10" office:value-type="float" office:value="20" calcext:value-type="float">
            <text:p>20,000</text:p>
          </table:table-cell>
          <table:table-cell table:style-name="ce10" office:value-type="float" office:value="10.447" calcext:value-type="float">
            <text:p>10,447</text:p>
          </table:table-cell>
          <table:table-cell table:style-name="ce10" office:value-type="float" office:value="5.931" calcext:value-type="float">
            <text:p>5,931</text:p>
          </table:table-cell>
          <table:table-cell table:style-name="ce4" office:value-type="float" office:value="3.778" calcext:value-type="float">
            <text:p>3,778</text:p>
          </table:table-cell>
          <table:table-cell table:style-name="ce4" office:value-type="float" office:value="5.184" calcext:value-type="float">
            <text:p>5,184</text:p>
          </table:table-cell>
          <table:table-cell table:style-name="ce4" office:value-type="float" office:value="8.041" calcext:value-type="float">
            <text:p>8,041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64" calcext:value-type="float">
            <text:p>19.964</text:p>
          </table:table-cell>
          <table:table-cell table:number-columns-repeated="7"/>
          <table:table-cell table:style-name="ce4" office:value-type="string" calcext:value-type="string">
            <text:p>2 Threads</text:p>
          </table:table-cell>
          <table:table-cell table:style-name="ce4" office:value-type="float" office:value="9.993" calcext:value-type="float">
            <text:p>9,993</text:p>
          </table:table-cell>
          <table:table-cell table:style-name="ce4" office:value-type="float" office:value="5.557" calcext:value-type="float">
            <text:p>5,557</text:p>
          </table:table-cell>
          <table:table-cell table:style-name="ce10" office:value-type="float" office:value="3.565" calcext:value-type="float">
            <text:p>3,565</text:p>
          </table:table-cell>
          <table:table-cell table:style-name="ce4" office:value-type="float" office:value="3.18" calcext:value-type="float">
            <text:p>3,18</text:p>
          </table:table-cell>
          <table:table-cell table:style-name="ce4" office:value-type="float" office:value="4.074" calcext:value-type="float">
            <text:p>4,074</text:p>
          </table:table-cell>
          <table:table-cell table:style-name="ce4" office:value-type="float" office:value="6.772" calcext:value-type="float">
            <text:p>6,772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9" calcext:value-type="float">
            <text:p>19.99</text:p>
          </table:table-cell>
          <table:table-cell table:number-columns-repeated="7"/>
          <table:table-cell table:style-name="ce4" office:value-type="string" calcext:value-type="string">
            <text:p>4 Threads</text:p>
          </table:table-cell>
          <table:table-cell table:style-name="ce4" office:value-type="float" office:value="5.101" calcext:value-type="float">
            <text:p>5,101</text:p>
          </table:table-cell>
          <table:table-cell table:style-name="ce4" office:value-type="float" office:value="3.267" calcext:value-type="float">
            <text:p>3,267</text:p>
          </table:table-cell>
          <table:table-cell table:style-name="ce10" office:value-type="float" office:value="2.936" calcext:value-type="float">
            <text:p>2,936</text:p>
          </table:table-cell>
          <table:table-cell table:style-name="ce4" office:value-type="float" office:value="2.208" calcext:value-type="float">
            <text:p>2,208</text:p>
          </table:table-cell>
          <table:table-cell table:style-name="ce4" office:value-type="float" office:value="3.689" calcext:value-type="float">
            <text:p>3,689</text:p>
          </table:table-cell>
          <table:table-cell table:style-name="ce4" office:value-type="float" office:value="6.167" calcext:value-type="float">
            <text:p>6,167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55" calcext:value-type="float">
            <text:p>19.955</text:p>
          </table:table-cell>
          <table:table-cell table:number-columns-repeated="7"/>
          <table:table-cell table:style-name="ce4" office:value-type="string" calcext:value-type="string">
            <text:p>8 Threads</text:p>
          </table:table-cell>
          <table:table-cell table:style-name="ce4" office:value-type="float" office:value="2.711" calcext:value-type="float">
            <text:p>2,711</text:p>
          </table:table-cell>
          <table:table-cell table:style-name="ce4" office:value-type="float" office:value="2.827" calcext:value-type="float">
            <text:p>2,827</text:p>
          </table:table-cell>
          <table:table-cell table:style-name="ce10" office:value-type="float" office:value="2.196" calcext:value-type="float">
            <text:p>2,196</text:p>
          </table:table-cell>
          <table:table-cell table:style-name="ce4" office:value-type="float" office:value="1.848" calcext:value-type="float">
            <text:p>1,848</text:p>
          </table:table-cell>
          <table:table-cell table:style-name="ce4" office:value-type="float" office:value="2.992" calcext:value-type="float">
            <text:p>2,992</text:p>
          </table:table-cell>
          <table:table-cell table:style-name="ce4" office:value-type="float" office:value="5.936" calcext:value-type="float">
            <text:p>5,936</text:p>
          </table:table-cell>
        </table:table-row>
        <table:table-row table:style-name="ro1">
          <table:table-cell table:number-columns-repeated="11"/>
          <table:table-cell table:style-name="ce4" office:value-type="string" calcext:value-type="string">
            <text:p>16 Threads</text:p>
          </table:table-cell>
          <table:table-cell table:style-name="ce4" office:value-type="float" office:value="2.794" calcext:value-type="float">
            <text:p>2,794</text:p>
          </table:table-cell>
          <table:table-cell table:style-name="ce4" office:value-type="float" office:value="2.235" calcext:value-type="float">
            <text:p>2,235</text:p>
          </table:table-cell>
          <table:table-cell table:style-name="ce10" office:value-type="float" office:value="1.82" calcext:value-type="float">
            <text:p>1,820</text:p>
          </table:table-cell>
          <table:table-cell table:style-name="ce4" office:value-type="float" office:value="1.688" calcext:value-type="float">
            <text:p>1,688</text:p>
          </table:table-cell>
          <table:table-cell table:style-name="ce4" office:value-type="float" office:value="2.955" calcext:value-type="float">
            <text:p>2,955</text:p>
          </table:table-cell>
          <table:table-cell table:style-name="ce4" office:value-type="float" office:value="5.383" calcext:value-type="float">
            <text:p>5,383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9" calcext:value-type="float">
            <text:p>9.999</text:p>
          </table:table-cell>
          <table:table-cell table:style-name="ce2" table:formula="of:=AVERAGE([.D17:.D31])" office:value-type="float" office:value="9.99266666666667" calcext:value-type="float">
            <text:p>9,993</text:p>
          </table:table-cell>
          <table:table-cell table:style-name="ce3" table:formula="of:=COM.MICROSOFT.CONFIDENCE.NORM([.G$2];[.H17];[.I$2])" office:value-type="float" office:value="0.00451285157116456" calcext:value-type="float">
            <text:p>0,00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:.D31])" office:value-type="float" office:value="0.00891761232190597" calcext:value-type="float">
            <text:p>0,009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2"/>
          <table:table-cell table:style-name="ce4" office:value-type="string" calcext:value-type="string">
            <text:p>32 Threads</text:p>
          </table:table-cell>
          <table:table-cell table:style-name="ce4" office:value-type="float" office:value="2.794" calcext:value-type="float">
            <text:p>2,794</text:p>
          </table:table-cell>
          <table:table-cell table:style-name="ce4" office:value-type="float" office:value="2.082" calcext:value-type="float">
            <text:p>2,082</text:p>
          </table:table-cell>
          <table:table-cell table:style-name="ce10" office:value-type="float" office:value="1.854" calcext:value-type="float">
            <text:p>1,854</text:p>
          </table:table-cell>
          <table:table-cell table:style-name="ce4" office:value-type="float" office:value="1.639" calcext:value-type="float">
            <text:p>1,639</text:p>
          </table:table-cell>
          <table:table-cell table:style-name="ce4" office:value-type="float" office:value="2.969" calcext:value-type="float">
            <text:p>2,969</text:p>
          </table:table-cell>
          <table:table-cell table:style-name="ce4" office:value-type="float" office:value="5.411" calcext:value-type="float">
            <text:p>5,411</text:p>
          </table:table-cell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6" calcext:value-type="float">
            <text:p>9.9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82" calcext:value-type="float">
            <text:p>9.9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5" calcext:value-type="float">
            <text:p>9.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2" calcext:value-type="float">
            <text:p>9.9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04" calcext:value-type="float">
            <text:p>1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1" calcext:value-type="float">
            <text:p>9.9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2" calcext:value-type="float">
            <text:p>9.9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1" calcext:value-type="float">
            <text:p>9.9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5" calcext:value-type="float">
            <text:p>9.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5" calcext:value-type="float">
            <text:p>9.9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" calcext:value-type="float">
            <text:p>9.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6" calcext:value-type="float">
            <text:p>9.9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81" calcext:value-type="float">
            <text:p>9.9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11" calcext:value-type="float">
            <text:p>10.01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" calcext:value-type="float">
            <text:p>5.05</text:p>
          </table:table-cell>
          <table:table-cell table:style-name="ce2" table:formula="of:=AVERAGE([.D33:.D47])" office:value-type="float" office:value="5.10106666666667" calcext:value-type="float">
            <text:p>5,101</text:p>
          </table:table-cell>
          <table:table-cell table:style-name="ce3" table:formula="of:=COM.MICROSOFT.CONFIDENCE.NORM([.G$2];[.H33];[.I$2])" office:value-type="float" office:value="0.114472710295083" calcext:value-type="float">
            <text:p>0,11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:.D47])" office:value-type="float" office:value="0.226203595609501" calcext:value-type="float">
            <text:p>0,22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7" calcext:value-type="float">
            <text:p>5.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918" calcext:value-type="float">
            <text:p>5.9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26" calcext:value-type="float">
            <text:p>5.0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36" calcext:value-type="float">
            <text:p>5.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2" calcext:value-type="float">
            <text:p>5.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7" calcext:value-type="float">
            <text:p>5.0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34" calcext:value-type="float">
            <text:p>5.0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4" calcext:value-type="float">
            <text:p>5.0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1" calcext:value-type="float">
            <text:p>5.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6" calcext:value-type="float">
            <text:p>5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51" calcext:value-type="float">
            <text:p>5.0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8" calcext:value-type="float">
            <text:p>5.0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3" calcext:value-type="float">
            <text:p>5.0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33" calcext:value-type="float">
            <text:p>5.03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71" calcext:value-type="float">
            <text:p>2.771</text:p>
          </table:table-cell>
          <table:table-cell table:style-name="ce2" table:formula="of:=AVERAGE([.D49:.D63])" office:value-type="float" office:value="2.71073333333333" calcext:value-type="float">
            <text:p>2,711</text:p>
          </table:table-cell>
          <table:table-cell table:style-name="ce3" table:formula="of:=COM.MICROSOFT.CONFIDENCE.NORM([.G$2];[.H49];[.I$2])" office:value-type="float" office:value="0.0130226741144967" calcext:value-type="float">
            <text:p>0,01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:.D63])" office:value-type="float" office:value="0.0257334320254707" calcext:value-type="float">
            <text:p>0,02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9" calcext:value-type="float">
            <text:p>2.7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98" calcext:value-type="float">
            <text:p>2.6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74" calcext:value-type="float">
            <text:p>2.6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22" calcext:value-type="float">
            <text:p>2.7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18" calcext:value-type="float">
            <text:p>2.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87" calcext:value-type="float">
            <text:p>2.6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01" calcext:value-type="float">
            <text:p>2.7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7" calcext:value-type="float">
            <text:p>2.7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04" calcext:value-type="float">
            <text:p>2.7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94" calcext:value-type="float">
            <text:p>2.6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96" calcext:value-type="float">
            <text:p>2.6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15" calcext:value-type="float">
            <text:p>2.7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26" calcext:value-type="float">
            <text:p>2.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79" calcext:value-type="float">
            <text:p>2.67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38" calcext:value-type="float">
            <text:p>2.838</text:p>
          </table:table-cell>
          <table:table-cell table:style-name="ce2" table:formula="of:=AVERAGE([.D65:.D79])" office:value-type="float" office:value="2.84713333333333" calcext:value-type="float">
            <text:p>2,847</text:p>
          </table:table-cell>
          <table:table-cell table:style-name="ce3" table:formula="of:=COM.MICROSOFT.CONFIDENCE.NORM([.G$2];[.H65];[.I$2])" office:value-type="float" office:value="0.0336998025312114" calcext:value-type="float">
            <text:p>0,03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65:.D79])" office:value-type="float" office:value="0.0665924348627708" calcext:value-type="float">
            <text:p>0,06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43" calcext:value-type="float">
            <text:p>2.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11" calcext:value-type="float">
            <text:p>2.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22" calcext:value-type="float">
            <text:p>2.8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06" calcext:value-type="float">
            <text:p>2.8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784" calcext:value-type="float">
            <text:p>2.7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01" calcext:value-type="float">
            <text:p>2.8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89" calcext:value-type="float">
            <text:p>2.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01" calcext:value-type="float">
            <text:p>2.8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.05" calcext:value-type="float">
            <text:p>3.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97" calcext:value-type="float">
            <text:p>2.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34" calcext:value-type="float">
            <text:p>2.8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97" calcext:value-type="float">
            <text:p>2.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28" calcext:value-type="float">
            <text:p>2.8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06" calcext:value-type="float">
            <text:p>2.80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6" calcext:value-type="float">
            <text:p>2.806</text:p>
          </table:table-cell>
          <table:table-cell table:style-name="ce2" table:formula="of:=AVERAGE([.D81:.D95])" office:value-type="float" office:value="2.79426666666667" calcext:value-type="float">
            <text:p>2,794</text:p>
          </table:table-cell>
          <table:table-cell table:style-name="ce3" table:formula="of:=COM.MICROSOFT.CONFIDENCE.NORM([.G$2];[.H81];[.I$2])" office:value-type="float" office:value="0.00691621928060631" calcext:value-type="float">
            <text:p>0,00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81:.D95])" office:value-type="float" office:value="0.0136667828101917" calcext:value-type="float">
            <text:p>0,01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3" calcext:value-type="float">
            <text:p>2.7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73" calcext:value-type="float">
            <text:p>2.7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3" calcext:value-type="float">
            <text:p>2.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78" calcext:value-type="float">
            <text:p>2.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8" calcext:value-type="float">
            <text:p>2.8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8" calcext:value-type="float">
            <text:p>2.7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7" calcext:value-type="float">
            <text:p>2.7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1" calcext:value-type="float">
            <text:p>2.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77" calcext:value-type="float">
            <text:p>2.7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9" calcext:value-type="float">
            <text:p>2.8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4" calcext:value-type="float">
            <text:p>2.8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78" calcext:value-type="float">
            <text:p>2.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7" calcext:value-type="float">
            <text:p>2.8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2" calcext:value-type="float">
            <text:p>2.80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743" calcext:value-type="float">
            <text:p>10.743</text:p>
          </table:table-cell>
          <table:table-cell table:style-name="ce2" table:formula="of:=AVERAGE([.D97:.D111])" office:value-type="float" office:value="10.4466666666667" calcext:value-type="float">
            <text:p>10,447</text:p>
          </table:table-cell>
          <table:table-cell table:style-name="ce3" table:formula="of:=COM.MICROSOFT.CONFIDENCE.NORM([.G$2];[.H97];[.I$2])" office:value-type="float" office:value="0.0557204143895567" calcext:value-type="float">
            <text:p>0,05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97:.D111])" office:value-type="float" office:value="0.110106225765762" calcext:value-type="float">
            <text:p>0,110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97]" office:value-type="float" office:value="10.4466666666667" calcext:value-type="float">
            <text:p>10,447</text:p>
          </table:table-cell>
          <table:table-cell table:style-name="ce3" table:formula="of:=[.E113]" office:value-type="float" office:value="5.557" calcext:value-type="float">
            <text:p>5,557</text:p>
          </table:table-cell>
          <table:table-cell table:style-name="ce3" table:formula="of:=[.E129]" office:value-type="float" office:value="3.267" calcext:value-type="float">
            <text:p>3,267</text:p>
          </table:table-cell>
          <table:table-cell table:style-name="ce3" table:formula="of:=[.E145]" office:value-type="float" office:value="2.82713333333333" calcext:value-type="float">
            <text:p>2,827</text:p>
          </table:table-cell>
          <table:table-cell table:style-name="ce3" table:formula="of:=[.E161]" office:value-type="float" office:value="2.2354" calcext:value-type="float">
            <text:p>2,235</text:p>
          </table:table-cell>
          <table:table-cell table:style-name="ce3" table:formula="of:=[.E177]" office:value-type="float" office:value="2.08193333333333" calcext:value-type="float">
            <text:p>2,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37" calcext:value-type="float">
            <text:p>10.4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36" calcext:value-type="float">
            <text:p>10.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67" calcext:value-type="float">
            <text:p>10.3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29" calcext:value-type="float">
            <text:p>10.4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96" calcext:value-type="float">
            <text:p>10.3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62" calcext:value-type="float">
            <text:p>10.4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71" calcext:value-type="float">
            <text:p>10.3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97" calcext:value-type="float">
            <text:p>10.3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24" calcext:value-type="float">
            <text:p>10.4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67" calcext:value-type="float">
            <text:p>10.3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42" calcext:value-type="float">
            <text:p>10.4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81" calcext:value-type="float">
            <text:p>10.3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381" calcext:value-type="float">
            <text:p>10.3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667" calcext:value-type="float">
            <text:p>10.66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19" calcext:value-type="float">
            <text:p>5.519</text:p>
          </table:table-cell>
          <table:table-cell table:style-name="ce2" table:formula="of:=AVERAGE([.D113:.D127])" office:value-type="float" office:value="5.557" calcext:value-type="float">
            <text:p>5,557</text:p>
          </table:table-cell>
          <table:table-cell table:style-name="ce3" table:formula="of:=COM.MICROSOFT.CONFIDENCE.NORM([.G$2];[.H113];[.I$2])" office:value-type="float" office:value="0.0173521526300979" calcext:value-type="float">
            <text:p>0,01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13:.D127])" office:value-type="float" office:value="0.0342886903470267" calcext:value-type="float">
            <text:p>0,03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74" calcext:value-type="float">
            <text:p>5.5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82" calcext:value-type="float">
            <text:p>5.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31" calcext:value-type="float">
            <text:p>5.5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47" calcext:value-type="float">
            <text:p>5.5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94" calcext:value-type="float">
            <text:p>5.5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6" calcext:value-type="float">
            <text:p>5.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17" calcext:value-type="float">
            <text:p>5.5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53" calcext:value-type="float">
            <text:p>5.5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56" calcext:value-type="float">
            <text:p>5.5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11" calcext:value-type="float">
            <text:p>5.5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08" calcext:value-type="float">
            <text:p>5.5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03" calcext:value-type="float">
            <text:p>5.60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36" calcext:value-type="float">
            <text:p>3.236</text:p>
          </table:table-cell>
          <table:table-cell table:style-name="ce2" table:formula="of:=AVERAGE([.D129:.D143])" office:value-type="float" office:value="3.267" calcext:value-type="float">
            <text:p>3,267</text:p>
          </table:table-cell>
          <table:table-cell table:style-name="ce3" table:formula="of:=COM.MICROSOFT.CONFIDENCE.NORM([.G$2];[.H129];[.I$2])" office:value-type="float" office:value="0.0357537094517576" calcext:value-type="float">
            <text:p>0,03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29:.D143])" office:value-type="float" office:value="0.0706510539806126" calcext:value-type="float">
            <text:p>0,07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31" calcext:value-type="float">
            <text:p>3.2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63" calcext:value-type="float">
            <text:p>3.2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28" calcext:value-type="float">
            <text:p>3.2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36" calcext:value-type="float">
            <text:p>3.2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403" calcext:value-type="float">
            <text:p>3.4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349" calcext:value-type="float">
            <text:p>3.3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17" calcext:value-type="float">
            <text:p>3.2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89" calcext:value-type="float">
            <text:p>3.1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99" calcext:value-type="float">
            <text:p>3.2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406" calcext:value-type="float">
            <text:p>3.4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23" calcext:value-type="float">
            <text:p>3.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31" calcext:value-type="float">
            <text:p>3.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15" calcext:value-type="float">
            <text:p>3.21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98" calcext:value-type="float">
            <text:p>2.598</text:p>
          </table:table-cell>
          <table:table-cell table:style-name="ce2" table:formula="of:=AVERAGE([.D145:.D159])" office:value-type="float" office:value="2.82713333333333" calcext:value-type="float">
            <text:p>2,827</text:p>
          </table:table-cell>
          <table:table-cell table:style-name="ce3" table:formula="of:=COM.MICROSOFT.CONFIDENCE.NORM([.G$2];[.H145];[.I$2])" office:value-type="float" office:value="0.0426370704575012" calcext:value-type="float">
            <text:p>0,04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45:.D159])" office:value-type="float" office:value="0.0842529072551944" calcext:value-type="float">
            <text:p>0,08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774" calcext:value-type="float">
            <text:p>2.7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779" calcext:value-type="float">
            <text:p>2.7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35" calcext:value-type="float">
            <text:p>2.8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71" calcext:value-type="float">
            <text:p>2.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33" calcext:value-type="float">
            <text:p>2.8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53" calcext:value-type="float">
            <text:p>2.8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001" calcext:value-type="float">
            <text:p>3.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56" calcext:value-type="float">
            <text:p>2.8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99" calcext:value-type="float">
            <text:p>2.8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18" calcext:value-type="float">
            <text:p>2.8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65" calcext:value-type="float">
            <text:p>2.8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21" calcext:value-type="float">
            <text:p>2.8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03" calcext:value-type="float">
            <text:p>2.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01" calcext:value-type="float">
            <text:p>2.80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34" calcext:value-type="float">
            <text:p>2.34</text:p>
          </table:table-cell>
          <table:table-cell table:style-name="ce2" table:formula="of:=AVERAGE([.D161:.D175])" office:value-type="float" office:value="2.2354" calcext:value-type="float">
            <text:p>2,235</text:p>
          </table:table-cell>
          <table:table-cell table:style-name="ce3" table:formula="of:=COM.MICROSOFT.CONFIDENCE.NORM([.G$2];[.H161];[.I$2])" office:value-type="float" office:value="0.0682640089286761" calcext:value-type="float">
            <text:p>0,06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61:.D175])" office:value-type="float" office:value="0.134892973448265" calcext:value-type="float">
            <text:p>0,13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167" calcext:value-type="float">
            <text:p>2.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546" calcext:value-type="float">
            <text:p>2.5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209" calcext:value-type="float">
            <text:p>2.2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075" calcext:value-type="float">
            <text:p>2.0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275" calcext:value-type="float">
            <text:p>2.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396" calcext:value-type="float">
            <text:p>2.3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184" calcext:value-type="float">
            <text:p>2.1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084" calcext:value-type="float">
            <text:p>2.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095" calcext:value-type="float">
            <text:p>2.0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174" calcext:value-type="float">
            <text:p>2.1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216" calcext:value-type="float">
            <text:p>2.2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14" calcext:value-type="float">
            <text:p>2.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221" calcext:value-type="float">
            <text:p>2.2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409" calcext:value-type="float">
            <text:p>2.40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049" calcext:value-type="float">
            <text:p>2.049</text:p>
          </table:table-cell>
          <table:table-cell table:style-name="ce2" table:formula="of:=AVERAGE([.D177:.D191])" office:value-type="float" office:value="2.08193333333333" calcext:value-type="float">
            <text:p>2,082</text:p>
          </table:table-cell>
          <table:table-cell table:style-name="ce3" table:formula="of:=COM.MICROSOFT.CONFIDENCE.NORM([.G$2];[.H177];[.I$2])" office:value-type="float" office:value="0.0840834158045823" calcext:value-type="float">
            <text:p>0,08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7:.D191])" office:value-type="float" office:value="0.166152884273433" calcext:value-type="float">
            <text:p>0,16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163" calcext:value-type="float">
            <text:p>2.1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117" calcext:value-type="float">
            <text:p>2.1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.979" calcext:value-type="float">
            <text:p>1.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.937" calcext:value-type="float">
            <text:p>1.9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038" calcext:value-type="float">
            <text:p>2.0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148" calcext:value-type="float">
            <text:p>2.1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.973" calcext:value-type="float">
            <text:p>1.9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132" calcext:value-type="float">
            <text:p>2.1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619" calcext:value-type="float">
            <text:p>2.6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.955" calcext:value-type="float">
            <text:p>1.9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105" calcext:value-type="float">
            <text:p>2.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.973" calcext:value-type="float">
            <text:p>1.9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041" calcext:value-type="float">
            <text:p>2.04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97" calcext:value-type="float">
            <text:p>5.997</text:p>
          </table:table-cell>
          <table:table-cell table:style-name="ce2" table:formula="of:=AVERAGE([.D193:.D207])" office:value-type="float" office:value="5.9306" calcext:value-type="float">
            <text:p>5,931</text:p>
          </table:table-cell>
          <table:table-cell table:style-name="ce3" table:formula="of:=COM.MICROSOFT.CONFIDENCE.NORM([.G$2];[.H193];[.I$2])" office:value-type="float" office:value="0.0201806959387767" calcext:value-type="float">
            <text:p>0,02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93:.D207])" office:value-type="float" office:value="0.0398780283220866" calcext:value-type="float">
            <text:p>0,040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193]" office:value-type="float" office:value="5.9306" calcext:value-type="float">
            <text:p>5,931</text:p>
          </table:table-cell>
          <table:table-cell table:style-name="ce3" table:formula="of:=[.E209]" office:value-type="float" office:value="3.5654" calcext:value-type="float">
            <text:p>3,565</text:p>
          </table:table-cell>
          <table:table-cell table:style-name="ce3" table:formula="of:=[.E225]" office:value-type="float" office:value="2.93606666666667" calcext:value-type="float">
            <text:p>2,936</text:p>
          </table:table-cell>
          <table:table-cell table:style-name="ce3" table:formula="of:=[.E241]" office:value-type="float" office:value="2.19566666666667" calcext:value-type="float">
            <text:p>2,196</text:p>
          </table:table-cell>
          <table:table-cell table:style-name="ce3" table:formula="of:=[.E257]" office:value-type="float" office:value="1.8202" calcext:value-type="float">
            <text:p>1,820</text:p>
          </table:table-cell>
          <table:table-cell table:style-name="ce3" table:formula="of:=[.E273]" office:value-type="float" office:value="1.85426666666667" calcext:value-type="float">
            <text:p>1,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37" calcext:value-type="float">
            <text:p>5.9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62" calcext:value-type="float">
            <text:p>5.8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05" calcext:value-type="float">
            <text:p>5.9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6" calcext:value-type="float">
            <text:p>5.9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65" calcext:value-type="float">
            <text:p>5.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37" calcext:value-type="float">
            <text:p>5.9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75" calcext:value-type="float">
            <text:p>5.9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12" calcext:value-type="float">
            <text:p>5.9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6" calcext:value-type="float">
            <text:p>5.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53" calcext:value-type="float">
            <text:p>5.9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58" calcext:value-type="float">
            <text:p>5.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9" calcext:value-type="float">
            <text:p>5.9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03" calcext:value-type="float">
            <text:p>5.90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17" calcext:value-type="float">
            <text:p>3.517</text:p>
          </table:table-cell>
          <table:table-cell table:style-name="ce2" table:formula="of:=AVERAGE([.D209:.D223])" office:value-type="float" office:value="3.5654" calcext:value-type="float">
            <text:p>3,565</text:p>
          </table:table-cell>
          <table:table-cell table:style-name="ce3" table:formula="of:=COM.MICROSOFT.CONFIDENCE.NORM([.G$2];[.H209];[.I$2])" office:value-type="float" office:value="0.0206652642816505" calcext:value-type="float">
            <text:p>0,02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09:.D223])" office:value-type="float" office:value="0.0408355587343048" calcext:value-type="float">
            <text:p>0,04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76" calcext:value-type="float">
            <text:p>3.5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68" calcext:value-type="float">
            <text:p>3.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37" calcext:value-type="float">
            <text:p>3.5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18" calcext:value-type="float">
            <text:p>3.5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04" calcext:value-type="float">
            <text:p>3.5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81" calcext:value-type="float">
            <text:p>3.5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61" calcext:value-type="float">
            <text:p>3.6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9" calcext:value-type="float">
            <text:p>3.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41" calcext:value-type="float">
            <text:p>3.5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92" calcext:value-type="float">
            <text:p>3.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06" calcext:value-type="float">
            <text:p>3.6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65" calcext:value-type="float">
            <text:p>3.5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86" calcext:value-type="float">
            <text:p>3.5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39" calcext:value-type="float">
            <text:p>3.53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" calcext:value-type="float">
            <text:p>3.2</text:p>
          </table:table-cell>
          <table:table-cell table:style-name="ce2" table:formula="of:=AVERAGE([.D225:.D239])" office:value-type="float" office:value="2.93606666666667" calcext:value-type="float">
            <text:p>2,936</text:p>
          </table:table-cell>
          <table:table-cell table:style-name="ce3" table:formula="of:=COM.MICROSOFT.CONFIDENCE.NORM([.G$2];[.H225];[.I$2])" office:value-type="float" office:value="0.0682564160419235" calcext:value-type="float">
            <text:p>0,06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25:.D239])" office:value-type="float" office:value="0.1348779695379" calcext:value-type="float">
            <text:p>0,13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12" calcext:value-type="float">
            <text:p>2.8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917" calcext:value-type="float">
            <text:p>2.9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97" calcext:value-type="float">
            <text:p>2.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944" calcext:value-type="float">
            <text:p>2.9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9" calcext:value-type="float">
            <text:p>2.8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68" calcext:value-type="float">
            <text:p>3.0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26" calcext:value-type="float">
            <text:p>3.0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66" calcext:value-type="float">
            <text:p>2.8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97" calcext:value-type="float">
            <text:p>2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42" calcext:value-type="float">
            <text:p>3.0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72" calcext:value-type="float">
            <text:p>3.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81" calcext:value-type="float">
            <text:p>2.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941" calcext:value-type="float">
            <text:p>2.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666" calcext:value-type="float">
            <text:p>2.66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79" calcext:value-type="float">
            <text:p>1.979</text:p>
          </table:table-cell>
          <table:table-cell table:style-name="ce2" table:formula="of:=AVERAGE([.D241:.D255])" office:value-type="float" office:value="2.19566666666667" calcext:value-type="float">
            <text:p>2,196</text:p>
          </table:table-cell>
          <table:table-cell table:style-name="ce3" table:formula="of:=COM.MICROSOFT.CONFIDENCE.NORM([.G$2];[.H241];[.I$2])" office:value-type="float" office:value="0.109318388658164" calcext:value-type="float">
            <text:p>0,10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41:.D255])" office:value-type="float" office:value="0.216018407504898" calcext:value-type="float">
            <text:p>0,21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46" calcext:value-type="float">
            <text:p>1.9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99" calcext:value-type="float">
            <text:p>1.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43" calcext:value-type="float">
            <text:p>1.9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381" calcext:value-type="float">
            <text:p>2.3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07" calcext:value-type="float">
            <text:p>2.5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56" calcext:value-type="float">
            <text:p>2.5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2" calcext:value-type="float">
            <text:p>1.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195" calcext:value-type="float">
            <text:p>2.1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35" calcext:value-type="float">
            <text:p>2.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44" calcext:value-type="float">
            <text:p>2.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153" calcext:value-type="float">
            <text:p>2.1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109" calcext:value-type="float">
            <text:p>2.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16" calcext:value-type="float">
            <text:p>2.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297" calcext:value-type="float">
            <text:p>2.29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1" calcext:value-type="float">
            <text:p>1.71</text:p>
          </table:table-cell>
          <table:table-cell table:style-name="ce2" table:formula="of:=AVERAGE([.D257:.D271])" office:value-type="float" office:value="1.8202" calcext:value-type="float">
            <text:p>1,820</text:p>
          </table:table-cell>
          <table:table-cell table:style-name="ce3" table:formula="of:=COM.MICROSOFT.CONFIDENCE.NORM([.G$2];[.H257];[.I$2])" office:value-type="float" office:value="0.0368989170448771" calcext:value-type="float">
            <text:p>0,03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57:.D271])" office:value-type="float" office:value="0.072914039408451" calcext:value-type="float">
            <text:p>0,073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41" calcext:value-type="float">
            <text:p>1.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56" calcext:value-type="float">
            <text:p>1.8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93" calcext:value-type="float">
            <text:p>1.8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59" calcext:value-type="float">
            <text:p>1.8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49" calcext:value-type="float">
            <text:p>1.7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35" calcext:value-type="float">
            <text:p>1.8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38" calcext:value-type="float">
            <text:p>1.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01" calcext:value-type="float">
            <text:p>1.8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02" calcext:value-type="float">
            <text:p>1.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74" calcext:value-type="float">
            <text:p>1.7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08" calcext:value-type="float">
            <text:p>1.9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41" calcext:value-type="float">
            <text:p>1.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48" calcext:value-type="float">
            <text:p>1.8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48" calcext:value-type="float">
            <text:p>1.94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98" calcext:value-type="float">
            <text:p>1.798</text:p>
          </table:table-cell>
          <table:table-cell table:style-name="ce2" table:formula="of:=AVERAGE([.D273:.D287])" office:value-type="float" office:value="1.85426666666667" calcext:value-type="float">
            <text:p>1,854</text:p>
          </table:table-cell>
          <table:table-cell table:style-name="ce3" table:formula="of:=COM.MICROSOFT.CONFIDENCE.NORM([.G$2];[.H273];[.I$2])" office:value-type="float" office:value="0.139823428844749" calcext:value-type="float">
            <text:p>0,14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73:.D287])" office:value-type="float" office:value="0.27629783791788" calcext:value-type="float">
            <text:p>0,27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09" calcext:value-type="float">
            <text:p>1.9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63" calcext:value-type="float">
            <text:p>1.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32" calcext:value-type="float">
            <text:p>1.9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03" calcext:value-type="float">
            <text:p>1.9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.76" calcext:value-type="float">
            <text:p>2.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643" calcext:value-type="float">
            <text:p>1.6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61" calcext:value-type="float">
            <text:p>1.7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01" calcext:value-type="float">
            <text:p>1.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69" calcext:value-type="float">
            <text:p>1.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863" calcext:value-type="float">
            <text:p>1.8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43" calcext:value-type="float">
            <text:p>1.9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94" calcext:value-type="float">
            <text:p>1.7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661" calcext:value-type="float">
            <text:p>1.6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626" calcext:value-type="float">
            <text:p>1.62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6" calcext:value-type="float">
            <text:p>3.746</text:p>
          </table:table-cell>
          <table:table-cell table:style-name="ce2" table:formula="of:=AVERAGE([.D289:.D303])" office:value-type="float" office:value="3.77813333333333" calcext:value-type="float">
            <text:p>3,778</text:p>
          </table:table-cell>
          <table:table-cell table:style-name="ce3" table:formula="of:=COM.MICROSOFT.CONFIDENCE.NORM([.G$2];[.H289];[.I$2])" office:value-type="float" office:value="0.0173119057476466" calcext:value-type="float">
            <text:p>0,01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89:.D303])" office:value-type="float" office:value="0.0342091605665305" calcext:value-type="float">
            <text:p>0,034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289]" office:value-type="float" office:value="3.77813333333333" calcext:value-type="float">
            <text:p>3,778</text:p>
          </table:table-cell>
          <table:table-cell table:style-name="ce3" table:formula="of:=[.E305]" office:value-type="float" office:value="3.1796" calcext:value-type="float">
            <text:p>3,180</text:p>
          </table:table-cell>
          <table:table-cell table:style-name="ce3" table:formula="of:=[.E321]" office:value-type="float" office:value="2.20846666666667" calcext:value-type="float">
            <text:p>2,208</text:p>
          </table:table-cell>
          <table:table-cell table:style-name="ce3" table:formula="of:=[.E337]" office:value-type="float" office:value="1.8482" calcext:value-type="float">
            <text:p>1,848</text:p>
          </table:table-cell>
          <table:table-cell table:style-name="ce3" table:formula="of:=[.E353]" office:value-type="float" office:value="1.688" calcext:value-type="float">
            <text:p>1,688</text:p>
          </table:table-cell>
          <table:table-cell table:style-name="ce3" table:formula="of:=[.E369]" office:value-type="float" office:value="1.63926666666667" calcext:value-type="float">
            <text:p>1,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41" calcext:value-type="float">
            <text:p>3.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74" calcext:value-type="float">
            <text:p>3.7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7" calcext:value-type="float">
            <text:p>3.7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99" calcext:value-type="float">
            <text:p>3.7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73" calcext:value-type="float">
            <text:p>3.7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45" calcext:value-type="float">
            <text:p>3.8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09" calcext:value-type="float">
            <text:p>3.8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5" calcext:value-type="float">
            <text:p>3.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4" calcext:value-type="float">
            <text:p>3.7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6" calcext:value-type="float">
            <text:p>3.7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39" calcext:value-type="float">
            <text:p>3.7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98" calcext:value-type="float">
            <text:p>3.7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6" calcext:value-type="float">
            <text:p>3.7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8" calcext:value-type="float">
            <text:p>3.7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23" calcext:value-type="float">
            <text:p>3.123</text:p>
          </table:table-cell>
          <table:table-cell table:style-name="ce2" table:formula="of:=AVERAGE([.D305:.D319])" office:value-type="float" office:value="3.1796" calcext:value-type="float">
            <text:p>3,180</text:p>
          </table:table-cell>
          <table:table-cell table:style-name="ce3" table:formula="of:=COM.MICROSOFT.CONFIDENCE.NORM([.G$2];[.H305];[.I$2])" office:value-type="float" office:value="0.0839247419338386" calcext:value-type="float">
            <text:p>0,08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05:.D319])" office:value-type="float" office:value="0.165839337053323" calcext:value-type="float">
            <text:p>0,16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8" calcext:value-type="float">
            <text:p>3.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376" calcext:value-type="float">
            <text:p>3.3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476" calcext:value-type="float">
            <text:p>3.4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41" calcext:value-type="float">
            <text:p>3.1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399" calcext:value-type="float">
            <text:p>3.3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282" calcext:value-type="float">
            <text:p>3.2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928" calcext:value-type="float">
            <text:p>2.9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66" calcext:value-type="float">
            <text:p>3.0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985" calcext:value-type="float">
            <text:p>2.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247" calcext:value-type="float">
            <text:p>3.2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96" calcext:value-type="float">
            <text:p>3.0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977" calcext:value-type="float">
            <text:p>2.9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325" calcext:value-type="float">
            <text:p>3.3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93" calcext:value-type="float">
            <text:p>3.09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82" calcext:value-type="float">
            <text:p>2.182</text:p>
          </table:table-cell>
          <table:table-cell table:style-name="ce2" table:formula="of:=AVERAGE([.D321:.D335])" office:value-type="float" office:value="2.20846666666667" calcext:value-type="float">
            <text:p>2,208</text:p>
          </table:table-cell>
          <table:table-cell table:style-name="ce3" table:formula="of:=COM.MICROSOFT.CONFIDENCE.NORM([.G$2];[.H321];[.I$2])" office:value-type="float" office:value="0.101752484520704" calcext:value-type="float">
            <text:p>0,10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21:.D335])" office:value-type="float" office:value="0.201067816088669" calcext:value-type="float">
            <text:p>0,20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071" calcext:value-type="float">
            <text:p>2.0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063" calcext:value-type="float">
            <text:p>2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86" calcext:value-type="float">
            <text:p>2.1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25" calcext:value-type="float">
            <text:p>2.2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054" calcext:value-type="float">
            <text:p>2.0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44" calcext:value-type="float">
            <text:p>2.1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22" calcext:value-type="float">
            <text:p>2.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501" calcext:value-type="float">
            <text:p>2.5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02" calcext:value-type="float">
            <text:p>2.1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02" calcext:value-type="float">
            <text:p>2.1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61" calcext:value-type="float">
            <text:p>2.1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803" calcext:value-type="float">
            <text:p>2.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71" calcext:value-type="float">
            <text:p>2.27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85" calcext:value-type="float">
            <text:p>1.785</text:p>
          </table:table-cell>
          <table:table-cell table:style-name="ce2" table:formula="of:=AVERAGE([.D337:.D351])" office:value-type="float" office:value="1.8482" calcext:value-type="float">
            <text:p>1,848</text:p>
          </table:table-cell>
          <table:table-cell table:style-name="ce3" table:formula="of:=COM.MICROSOFT.CONFIDENCE.NORM([.G$2];[.H337];[.I$2])" office:value-type="float" office:value="0.106040632877374" calcext:value-type="float">
            <text:p>0,10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7:.D351])" office:value-type="float" office:value="0.209541404023167" calcext:value-type="float">
            <text:p>0,210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25" calcext:value-type="float">
            <text:p>1.8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42" calcext:value-type="float">
            <text:p>1.7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578" calcext:value-type="float">
            <text:p>2.5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81" calcext:value-type="float">
            <text:p>1.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697" calcext:value-type="float">
            <text:p>1.6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68" calcext:value-type="float">
            <text:p>1.7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923" calcext:value-type="float">
            <text:p>1.9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92" calcext:value-type="float">
            <text:p>1.7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72" calcext:value-type="float">
            <text:p>1.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63" calcext:value-type="float">
            <text:p>1.7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32" calcext:value-type="float">
            <text:p>1.8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1" calcext:value-type="float">
            <text:p>1.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43" calcext:value-type="float">
            <text:p>1.7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12" calcext:value-type="float">
            <text:p>1.81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807" calcext:value-type="float">
            <text:p>1.807</text:p>
          </table:table-cell>
          <table:table-cell table:style-name="ce2" table:formula="of:=AVERAGE([.D353:.D367])" office:value-type="float" office:value="1.688" calcext:value-type="float">
            <text:p>1,688</text:p>
          </table:table-cell>
          <table:table-cell table:style-name="ce3" table:formula="of:=COM.MICROSOFT.CONFIDENCE.NORM([.G$2];[.H353];[.I$2])" office:value-type="float" office:value="0.0276493560619453" calcext:value-type="float">
            <text:p>0,02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53:.D367])" office:value-type="float" office:value="0.054636460876807" calcext:value-type="float">
            <text:p>0,05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02" calcext:value-type="float">
            <text:p>1.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582" calcext:value-type="float">
            <text:p>1.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53" calcext:value-type="float">
            <text:p>1.6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99" calcext:value-type="float">
            <text:p>1.6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27" calcext:value-type="float">
            <text:p>1.7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31" calcext:value-type="float">
            <text:p>1.7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86" calcext:value-type="float">
            <text:p>1.6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46" calcext:value-type="float">
            <text:p>1.6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22" calcext:value-type="float">
            <text:p>1.7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99" calcext:value-type="float">
            <text:p>1.6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2" calcext:value-type="float">
            <text:p>1.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34" calcext:value-type="float">
            <text:p>1.6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91" calcext:value-type="float">
            <text:p>1.6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621" calcext:value-type="float">
            <text:p>1.62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45" calcext:value-type="float">
            <text:p>1.645</text:p>
          </table:table-cell>
          <table:table-cell table:style-name="ce2" table:formula="of:=AVERAGE([.D369:.D383])" office:value-type="float" office:value="1.63926666666667" calcext:value-type="float">
            <text:p>1,639</text:p>
          </table:table-cell>
          <table:table-cell table:style-name="ce3" table:formula="of:=COM.MICROSOFT.CONFIDENCE.NORM([.G$2];[.H369];[.I$2])" office:value-type="float" office:value="0.0389203770466739" calcext:value-type="float">
            <text:p>0,03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69:.D383])" office:value-type="float" office:value="0.076908541850199" calcext:value-type="float">
            <text:p>0,07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576" calcext:value-type="float">
            <text:p>1.5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729" calcext:value-type="float">
            <text:p>1.7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83" calcext:value-type="float">
            <text:p>1.6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73" calcext:value-type="float">
            <text:p>1.6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438" calcext:value-type="float">
            <text:p>1.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544" calcext:value-type="float">
            <text:p>1.5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62" calcext:value-type="float">
            <text:p>1.6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714" calcext:value-type="float">
            <text:p>1.7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1" calcext:value-type="float">
            <text:p>1.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599" calcext:value-type="float">
            <text:p>1.5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59" calcext:value-type="float">
            <text:p>1.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725" calcext:value-type="float">
            <text:p>1.7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79" calcext:value-type="float">
            <text:p>1.6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53" calcext:value-type="float">
            <text:p>1.65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41" calcext:value-type="float">
            <text:p>5.541</text:p>
          </table:table-cell>
          <table:table-cell table:style-name="ce2" table:formula="of:=AVERAGE([.D385:.D399])" office:value-type="float" office:value="5.18413333333333" calcext:value-type="float">
            <text:p>5,184</text:p>
          </table:table-cell>
          <table:table-cell table:style-name="ce3" table:formula="of:=COM.MICROSOFT.CONFIDENCE.NORM([.G$2];[.H385];[.I$2])" office:value-type="float" office:value="0.318971625445694" calcext:value-type="float">
            <text:p>0,31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85:.D399])" office:value-type="float" office:value="0.630303313228375" calcext:value-type="float">
            <text:p>0,630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385]" office:value-type="float" office:value="5.18413333333333" calcext:value-type="float">
            <text:p>5,184</text:p>
          </table:table-cell>
          <table:table-cell table:style-name="ce3" table:formula="of:=[.E401]" office:value-type="float" office:value="4.07406666666667" calcext:value-type="float">
            <text:p>4,074</text:p>
          </table:table-cell>
          <table:table-cell table:style-name="ce3" table:formula="of:=[.E417]" office:value-type="float" office:value="3.68853333333333" calcext:value-type="float">
            <text:p>3,689</text:p>
          </table:table-cell>
          <table:table-cell table:style-name="ce3" table:formula="of:=[.E433]" office:value-type="float" office:value="2.9918" calcext:value-type="float">
            <text:p>2,992</text:p>
          </table:table-cell>
          <table:table-cell table:style-name="ce3" table:formula="of:=[.E449]" office:value-type="float" office:value="2.95493333333333" calcext:value-type="float">
            <text:p>2,955</text:p>
          </table:table-cell>
          <table:table-cell table:style-name="ce3" table:formula="of:=[.E465]" office:value-type="float" office:value="2.96853333333333" calcext:value-type="float">
            <text:p>2,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758" calcext:value-type="float">
            <text:p>5.7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95" calcext:value-type="float">
            <text:p>5.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652" calcext:value-type="float">
            <text:p>5.6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.733" calcext:value-type="float">
            <text:p>4.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04" calcext:value-type="float">
            <text:p>5.5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47" calcext:value-type="float">
            <text:p>5.5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.489" calcext:value-type="float">
            <text:p>4.4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.852" calcext:value-type="float">
            <text:p>4.8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68" calcext:value-type="float">
            <text:p>5.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.344" calcext:value-type="float">
            <text:p>3.3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67" calcext:value-type="float">
            <text:p>5.3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31" calcext:value-type="float">
            <text:p>5.5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694" calcext:value-type="float">
            <text:p>5.6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087" calcext:value-type="float">
            <text:p>5.08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825" calcext:value-type="float">
            <text:p>3.825</text:p>
          </table:table-cell>
          <table:table-cell table:style-name="ce2" table:formula="of:=AVERAGE([.D401:.D415])" office:value-type="float" office:value="4.07406666666667" calcext:value-type="float">
            <text:p>4,074</text:p>
          </table:table-cell>
          <table:table-cell table:style-name="ce3" table:formula="of:=COM.MICROSOFT.CONFIDENCE.NORM([.G$2];[.H401];[.I$2])" office:value-type="float" office:value="0.205554878334518" calcext:value-type="float">
            <text:p>0,20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01:.D415])" office:value-type="float" office:value="0.406186351790594" calcext:value-type="float">
            <text:p>0,40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632" calcext:value-type="float">
            <text:p>3.6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204" calcext:value-type="float">
            <text:p>4.2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468" calcext:value-type="float">
            <text:p>3.4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175" calcext:value-type="float">
            <text:p>4.1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123" calcext:value-type="float">
            <text:p>4.1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428" calcext:value-type="float">
            <text:p>4.4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718" calcext:value-type="float">
            <text:p>4.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377" calcext:value-type="float">
            <text:p>4.3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766" calcext:value-type="float">
            <text:p>3.7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18" calcext:value-type="float">
            <text:p>4.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927" calcext:value-type="float">
            <text:p>3.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503" calcext:value-type="float">
            <text:p>3.5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964" calcext:value-type="float">
            <text:p>3.9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821" calcext:value-type="float">
            <text:p>4.82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98" calcext:value-type="float">
            <text:p>3.598</text:p>
          </table:table-cell>
          <table:table-cell table:style-name="ce2" table:formula="of:=AVERAGE([.D417:.D431])" office:value-type="float" office:value="3.68853333333333" calcext:value-type="float">
            <text:p>3,689</text:p>
          </table:table-cell>
          <table:table-cell table:style-name="ce3" table:formula="of:=COM.MICROSOFT.CONFIDENCE.NORM([.G$2];[.H417];[.I$2])" office:value-type="float" office:value="0.157529562325255" calcext:value-type="float">
            <text:p>0,15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17:.D431])" office:value-type="float" office:value="0.311286011494865" calcext:value-type="float">
            <text:p>0,31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618" calcext:value-type="float">
            <text:p>3.6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79" calcext:value-type="float">
            <text:p>3.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.331" calcext:value-type="float">
            <text:p>4.3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671" calcext:value-type="float">
            <text:p>3.6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4" calcext:value-type="float">
            <text:p>3.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907" calcext:value-type="float">
            <text:p>3.9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.152" calcext:value-type="float">
            <text:p>4.1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396" calcext:value-type="float">
            <text:p>3.3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53" calcext:value-type="float">
            <text:p>3.5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697" calcext:value-type="float">
            <text:p>3.6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645" calcext:value-type="float">
            <text:p>3.6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876" calcext:value-type="float">
            <text:p>3.8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56" calcext:value-type="float">
            <text:p>3.5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.998" calcext:value-type="float">
            <text:p>2.99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028" calcext:value-type="float">
            <text:p>3.028</text:p>
          </table:table-cell>
          <table:table-cell table:style-name="ce2" table:formula="of:=AVERAGE([.D433:.D447])" office:value-type="float" office:value="2.9918" calcext:value-type="float">
            <text:p>2,992</text:p>
          </table:table-cell>
          <table:table-cell table:style-name="ce3" table:formula="of:=COM.MICROSOFT.CONFIDENCE.NORM([.G$2];[.H433];[.I$2])" office:value-type="float" office:value="0.168912078520524" calcext:value-type="float">
            <text:p>0,16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33:.D447])" office:value-type="float" office:value="0.333778412380772" calcext:value-type="float">
            <text:p>0,33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807" calcext:value-type="float">
            <text:p>2.8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292" calcext:value-type="float">
            <text:p>3.2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422" calcext:value-type="float">
            <text:p>3.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223" calcext:value-type="float">
            <text:p>3.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491" calcext:value-type="float">
            <text:p>2.4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035" calcext:value-type="float">
            <text:p>3.0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839" calcext:value-type="float">
            <text:p>2.8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717" calcext:value-type="float">
            <text:p>2.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349" calcext:value-type="float">
            <text:p>3.3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329" calcext:value-type="float">
            <text:p>2.3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303" calcext:value-type="float">
            <text:p>3.3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16" calcext:value-type="float">
            <text:p>3.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212" calcext:value-type="float">
            <text:p>3.21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1" calcext:value-type="float">
            <text:p>3.01</text:p>
          </table:table-cell>
          <table:table-cell table:style-name="ce2" table:formula="of:=AVERAGE([.D449:.D463])" office:value-type="float" office:value="2.95493333333333" calcext:value-type="float">
            <text:p>2,955</text:p>
          </table:table-cell>
          <table:table-cell table:style-name="ce3" table:formula="of:=COM.MICROSOFT.CONFIDENCE.NORM([.G$2];[.H449];[.I$2])" office:value-type="float" office:value="0.275872052724755" calcext:value-type="float">
            <text:p>0,27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49:.D463])" office:value-type="float" office:value="0.54513647919799" calcext:value-type="float">
            <text:p>0,54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572" calcext:value-type="float">
            <text:p>2.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18" calcext:value-type="float">
            <text:p>3.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179" calcext:value-type="float">
            <text:p>3.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983" calcext:value-type="float">
            <text:p>2.9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47" calcext:value-type="float">
            <text:p>3.0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403" calcext:value-type="float">
            <text:p>3.4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974" calcext:value-type="float">
            <text:p>2.9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494" calcext:value-type="float">
            <text:p>2.4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796" calcext:value-type="float">
            <text:p>2.7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969" calcext:value-type="float">
            <text:p>2.9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416" calcext:value-type="float">
            <text:p>2.4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.469" calcext:value-type="float">
            <text:p>4.4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994" calcext:value-type="float">
            <text:p>1.9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179" calcext:value-type="float">
            <text:p>3.179</text:p>
          </table:table-cell>
          <table:table-cell table:style-name="ce2" table:formula="of:=AVERAGE([.D465:.D479])" office:value-type="float" office:value="2.96853333333333" calcext:value-type="float">
            <text:p>2,969</text:p>
          </table:table-cell>
          <table:table-cell table:style-name="ce3" table:formula="of:=COM.MICROSOFT.CONFIDENCE.NORM([.G$2];[.H465];[.I$2])" office:value-type="float" office:value="0.126492698669094" calcext:value-type="float">
            <text:p>0,12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65:.D479])" office:value-type="float" office:value="0.249955672260579" calcext:value-type="float">
            <text:p>0,250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44" calcext:value-type="float">
            <text:p>2.9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533" calcext:value-type="float">
            <text:p>2.5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164" calcext:value-type="float">
            <text:p>3.1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045" calcext:value-type="float">
            <text:p>3.0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42" calcext:value-type="float">
            <text:p>2.9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771" calcext:value-type="float">
            <text:p>2.7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657" calcext:value-type="float">
            <text:p>3.6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774" calcext:value-type="float">
            <text:p>2.7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14" calcext:value-type="float">
            <text:p>2.9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52" calcext:value-type="float">
            <text:p>2.9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01" calcext:value-type="float">
            <text:p>3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32" calcext:value-type="float">
            <text:p>2.9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776" calcext:value-type="float">
            <text:p>2.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35" calcext:value-type="float">
            <text:p>2.93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65" calcext:value-type="float">
            <text:p>8.265</text:p>
          </table:table-cell>
          <table:table-cell table:style-name="ce2" table:formula="of:=AVERAGE([.D481:.D495])" office:value-type="float" office:value="8.04113333333333" calcext:value-type="float">
            <text:p>8,041</text:p>
          </table:table-cell>
          <table:table-cell table:style-name="ce3" table:formula="of:=COM.MICROSOFT.CONFIDENCE.NORM([.G$2];[.H481];[.I$2])" office:value-type="float" office:value="0.17287693597178" calcext:value-type="float">
            <text:p>0,17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81:.D495])" office:value-type="float" office:value="0.341613161896541" calcext:value-type="float">
            <text:p>0,342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481]" office:value-type="float" office:value="8.04113333333333" calcext:value-type="float">
            <text:p>8,041</text:p>
          </table:table-cell>
          <table:table-cell table:style-name="ce3" table:formula="of:=[.E497]" office:value-type="float" office:value="6.77226666666667" calcext:value-type="float">
            <text:p>6,772</text:p>
          </table:table-cell>
          <table:table-cell table:style-name="ce3" table:formula="of:=[.E513]" office:value-type="float" office:value="6.1672" calcext:value-type="float">
            <text:p>6,167</text:p>
          </table:table-cell>
          <table:table-cell table:style-name="ce3" table:formula="of:=[.E529]" office:value-type="float" office:value="5.93626666666667" calcext:value-type="float">
            <text:p>5,936</text:p>
          </table:table-cell>
          <table:table-cell table:style-name="ce3" table:formula="of:=[.E545]" office:value-type="float" office:value="5.38313333333333" calcext:value-type="float">
            <text:p>5,383</text:p>
          </table:table-cell>
          <table:table-cell table:style-name="ce3" table:formula="of:=[.E561]" office:value-type="float" office:value="5.41086666666667" calcext:value-type="float">
            <text:p>5,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338" calcext:value-type="float">
            <text:p>7.3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024" calcext:value-type="float">
            <text:p>8.0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529" calcext:value-type="float">
            <text:p>8.5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048" calcext:value-type="float">
            <text:p>8.0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37" calcext:value-type="float">
            <text:p>8.3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152" calcext:value-type="float">
            <text:p>8.1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385" calcext:value-type="float">
            <text:p>7.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048" calcext:value-type="float">
            <text:p>8.0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889" calcext:value-type="float">
            <text:p>7.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53" calcext:value-type="float">
            <text:p>8.3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137" calcext:value-type="float">
            <text:p>8.1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901" calcext:value-type="float">
            <text:p>7.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91" calcext:value-type="float">
            <text:p>8.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82" calcext:value-type="float">
            <text:p>7.8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02" calcext:value-type="float">
            <text:p>6.902</text:p>
          </table:table-cell>
          <table:table-cell table:style-name="ce2" table:formula="of:=AVERAGE([.D497:.D511])" office:value-type="float" office:value="6.77226666666667" calcext:value-type="float">
            <text:p>6,772</text:p>
          </table:table-cell>
          <table:table-cell table:style-name="ce3" table:formula="of:=COM.MICROSOFT.CONFIDENCE.NORM([.G$2];[.H497];[.I$2])" office:value-type="float" office:value="0.221948400104503" calcext:value-type="float">
            <text:p>0,22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7:.D511])" office:value-type="float" office:value="0.438580741331248" calcext:value-type="float">
            <text:p>0,439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72" calcext:value-type="float">
            <text:p>6.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055" calcext:value-type="float">
            <text:p>7.0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696" calcext:value-type="float">
            <text:p>6.6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835" calcext:value-type="float">
            <text:p>6.8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3" calcext:value-type="float">
            <text:p>6.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596" calcext:value-type="float">
            <text:p>6.5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805" calcext:value-type="float">
            <text:p>6.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27" calcext:value-type="float">
            <text:p>6.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.748" calcext:value-type="float">
            <text:p>5.7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67" calcext:value-type="float">
            <text:p>6.9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287" calcext:value-type="float">
            <text:p>6.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793" calcext:value-type="float">
            <text:p>7.7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" calcext:value-type="float">
            <text:p>6.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423" calcext:value-type="float">
            <text:p>6.42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125" calcext:value-type="float">
            <text:p>6.125</text:p>
          </table:table-cell>
          <table:table-cell table:style-name="ce2" table:formula="of:=AVERAGE([.D513:.D527])" office:value-type="float" office:value="6.1672" calcext:value-type="float">
            <text:p>6,167</text:p>
          </table:table-cell>
          <table:table-cell table:style-name="ce3" table:formula="of:=COM.MICROSOFT.CONFIDENCE.NORM([.G$2];[.H513];[.I$2])" office:value-type="float" office:value="0.122053723634603" calcext:value-type="float">
            <text:p>0,12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13:.D527])" office:value-type="float" office:value="0.241184043537591" calcext:value-type="float">
            <text:p>0,24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163" calcext:value-type="float">
            <text:p>6.1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376" calcext:value-type="float">
            <text:p>6.3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151" calcext:value-type="float">
            <text:p>6.1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372" calcext:value-type="float">
            <text:p>6.3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294" calcext:value-type="float">
            <text:p>6.2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121" calcext:value-type="float">
            <text:p>6.1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21" calcext:value-type="float">
            <text:p>6.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196" calcext:value-type="float">
            <text:p>6.1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188" calcext:value-type="float">
            <text:p>6.1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484" calcext:value-type="float">
            <text:p>6.4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.611" calcext:value-type="float">
            <text:p>5.6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.65" calcext:value-type="float">
            <text:p>5.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259" calcext:value-type="float">
            <text:p>6.2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308" calcext:value-type="float">
            <text:p>6.30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63" calcext:value-type="float">
            <text:p>5.963</text:p>
          </table:table-cell>
          <table:table-cell table:style-name="ce2" table:formula="of:=AVERAGE([.D529:.D543])" office:value-type="float" office:value="5.93626666666667" calcext:value-type="float">
            <text:p>5,936</text:p>
          </table:table-cell>
          <table:table-cell table:style-name="ce3" table:formula="of:=COM.MICROSOFT.CONFIDENCE.NORM([.G$2];[.H529];[.I$2])" office:value-type="float" office:value="0.25016707253692" calcext:value-type="float">
            <text:p>0,25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29:.D543])" office:value-type="float" office:value="0.494342198809498" calcext:value-type="float">
            <text:p>0,49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11" calcext:value-type="float">
            <text:p>5.9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56" calcext:value-type="float">
            <text:p>5.9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691" calcext:value-type="float">
            <text:p>5.6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55" calcext:value-type="float">
            <text:p>5.9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71" calcext:value-type="float">
            <text:p>5.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812" calcext:value-type="float">
            <text:p>5.8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41" calcext:value-type="float">
            <text:p>5.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889" calcext:value-type="float">
            <text:p>5.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019" calcext:value-type="float">
            <text:p>6.0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846" calcext:value-type="float">
            <text:p>5.8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668" calcext:value-type="float">
            <text:p>5.6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881" calcext:value-type="float">
            <text:p>5.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703" calcext:value-type="float">
            <text:p>5.7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.63" calcext:value-type="float">
            <text:p>7.6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79" calcext:value-type="float">
            <text:p>5.79</text:p>
          </table:table-cell>
          <table:table-cell table:style-name="ce2" table:formula="of:=AVERAGE([.D545:.D559])" office:value-type="float" office:value="5.38313333333333" calcext:value-type="float">
            <text:p>5,383</text:p>
          </table:table-cell>
          <table:table-cell table:style-name="ce3" table:formula="of:=COM.MICROSOFT.CONFIDENCE.NORM([.G$2];[.H545];[.I$2])" office:value-type="float" office:value="0.531714540089973" calcext:value-type="float">
            <text:p>0,53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45:.D559])" office:value-type="float" office:value="1.05069357138624" calcext:value-type="float">
            <text:p>1,05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.028" calcext:value-type="float">
            <text:p>6.0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651" calcext:value-type="float">
            <text:p>5.6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579" calcext:value-type="float">
            <text:p>5.5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.46" calcext:value-type="float">
            <text:p>2.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.853" calcext:value-type="float">
            <text:p>4.8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68" calcext:value-type="float">
            <text:p>5.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385" calcext:value-type="float">
            <text:p>5.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659" calcext:value-type="float">
            <text:p>5.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2" calcext:value-type="float">
            <text:p>5.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085" calcext:value-type="float">
            <text:p>5.0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.555" calcext:value-type="float">
            <text:p>7.5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.505" calcext:value-type="float">
            <text:p>4.5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735" calcext:value-type="float">
            <text:p>5.7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582" calcext:value-type="float">
            <text:p>5.58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.851" calcext:value-type="float">
            <text:p>4.851</text:p>
          </table:table-cell>
          <table:table-cell table:style-name="ce2" table:formula="of:=AVERAGE([.D561:.D575])" office:value-type="float" office:value="5.41086666666667" calcext:value-type="float">
            <text:p>5,411</text:p>
          </table:table-cell>
          <table:table-cell table:style-name="ce3" table:formula="of:=COM.MICROSOFT.CONFIDENCE.NORM([.G$2];[.H561];[.I$2])" office:value-type="float" office:value="0.132295027085739" calcext:value-type="float">
            <text:p>0,13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61:.D575])" office:value-type="float" office:value="0.261421353009894" calcext:value-type="float">
            <text:p>0,26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29" calcext:value-type="float">
            <text:p>5.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171" calcext:value-type="float">
            <text:p>5.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201" calcext:value-type="float">
            <text:p>5.2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561" calcext:value-type="float">
            <text:p>5.5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34" calcext:value-type="float">
            <text:p>5.6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08" calcext:value-type="float">
            <text:p>5.6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813" calcext:value-type="float">
            <text:p>5.8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115" calcext:value-type="float">
            <text:p>5.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333" calcext:value-type="float">
            <text:p>5.3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43" calcext:value-type="float">
            <text:p>5.6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65" calcext:value-type="float">
            <text:p>5.6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428" calcext:value-type="float">
            <text:p>5.4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569" calcext:value-type="float">
            <text:p>5.5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pth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281" calcext:value-type="float">
            <text:p>5.281</text:p>
          </table:table-cell>
          <table:table-cell table:number-columns-repeated="14"/>
        </table:table-row>
        <table:table-row table:style-name="ro1" table:number-rows-repeated="10480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Ompi+Omp" table:style-name="ta1">
        <table:table-column table:style-name="co10" table:default-cell-style-name="Default"/>
        <table:table-column table:style-name="co6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398" calcext:value-type="float">
            <text:p>20.398</text:p>
          </table:table-cell>
          <table:table-cell office:value-type="string" calcext:value-type="string">
            <text:p>Média <text:s/>da Computação Paralela</text:p>
          </table:table-cell>
          <table:table-cell office:value-type="string" calcext:value-type="string">
            <text:p>Intervalo de confianç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Desv.Padrão</text:p>
          </table:table-cell>
          <table:table-cell office:value-type="string" calcext:value-type="string">
            <text:p>tamanho</text:p>
          </table:table-cell>
          <table:table-cell/>
          <table:table-cell office:value-type="string" calcext:value-type="string">
            <text:p>Média do Intervalo de confianç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082" calcext:value-type="float">
            <text:p>20.082</text:p>
          </table:table-cell>
          <table:table-cell table:style-name="ce2" table:formula="of:=AVERAGE([.D1:.D15])" office:value-type="float" office:value="20.2164666666667" calcext:value-type="float">
            <text:p>20,216</text:p>
          </table:table-cell>
          <table:table-cell table:style-name="ce3" table:formula="of:=COM.MICROSOFT.CONFIDENCE.NORM([.G$2];[.H2];[.I$2])" office:value-type="float" office:value="0.0763660175446902" calcext:value-type="float">
            <text:p>0,07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:.D15])" office:value-type="float" office:value="0.150902933165976" calcext:value-type="float">
            <text:p>0,151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4" table:formula="of:=AVERAGE([.F2];[.F17];[.F33];[.F49];[.F65];[.F81])" office:value-type="float" office:value="0.0297879972378149" calcext:value-type="float">
            <text:p>0,029787997237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305" calcext:value-type="float">
            <text:p>20.3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95" calcext:value-type="float">
            <text:p>20.195</text:p>
          </table:table-cell>
          <table:table-cell table:number-columns-repeated="7"/>
          <table:table-cell table:style-name="ce7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88" calcext:value-type="float">
            <text:p>20.188</text:p>
          </table:table-cell>
          <table:table-cell table:number-columns-repeated="6"/>
          <table:table-cell table:style-name="ce5" office:value-type="string" calcext:value-type="string">
            <text:p>Array média:</text:p>
          </table:table-cell>
          <table:table-cell table:style-name="ce6" office:value-type="string" calcext:value-type="string">
            <text:p>1 Processos</text:p>
          </table:table-cell>
          <table:table-cell table:style-name="ce10" office:value-type="float" office:value="20.216" calcext:value-type="float">
            <text:p>20,216</text:p>
          </table:table-cell>
          <table:table-cell table:style-name="ce10" office:value-type="float" office:value="10.133" calcext:value-type="float">
            <text:p>10,133</text:p>
          </table:table-cell>
          <table:table-cell table:style-name="ce10" office:value-type="float" office:value="5.1" calcext:value-type="float">
            <text:p>5,100</text:p>
          </table:table-cell>
          <table:table-cell table:style-name="ce10" office:value-type="float" office:value="2.745" calcext:value-type="float">
            <text:p>2,745</text:p>
          </table:table-cell>
          <table:table-cell table:style-name="ce10" office:value-type="float" office:value="2.873" calcext:value-type="float">
            <text:p>2,873</text:p>
          </table:table-cell>
          <table:table-cell table:style-name="ce10" office:value-type="float" office:value="2.815" calcext:value-type="float">
            <text:p>2,815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63" calcext:value-type="float">
            <text:p>20.163</text:p>
          </table:table-cell>
          <table:table-cell table:number-columns-repeated="7"/>
          <table:table-cell table:style-name="ce6" office:value-type="string" calcext:value-type="string">
            <text:p>2 Processos</text:p>
          </table:table-cell>
          <table:table-cell table:style-name="ce10" office:value-type="float" office:value="10.571" calcext:value-type="float">
            <text:p>10,571</text:p>
          </table:table-cell>
          <table:table-cell table:style-name="ce10" office:value-type="float" office:value="5.608" calcext:value-type="float">
            <text:p>5,608</text:p>
          </table:table-cell>
          <table:table-cell table:style-name="ce10" office:value-type="float" office:value="3.256" calcext:value-type="float">
            <text:p>3,256</text:p>
          </table:table-cell>
          <table:table-cell table:style-name="ce10" office:value-type="float" office:value="2.782" calcext:value-type="float">
            <text:p>2,782</text:p>
          </table:table-cell>
          <table:table-cell table:style-name="ce10" office:value-type="float" office:value="2.621" calcext:value-type="float">
            <text:p>2,621</text:p>
          </table:table-cell>
          <table:table-cell table:style-name="ce10" office:value-type="float" office:value="2.403" calcext:value-type="float">
            <text:p>2,403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09" calcext:value-type="float">
            <text:p>20.209</text:p>
          </table:table-cell>
          <table:table-cell table:number-columns-repeated="7"/>
          <table:table-cell table:style-name="ce6" office:value-type="string" calcext:value-type="string">
            <text:p>4 Processos</text:p>
          </table:table-cell>
          <table:table-cell table:style-name="ce10" office:value-type="float" office:value="5.963" calcext:value-type="float">
            <text:p>5,963</text:p>
          </table:table-cell>
          <table:table-cell table:style-name="ce10" office:value-type="float" office:value="3.569" calcext:value-type="float">
            <text:p>3,569</text:p>
          </table:table-cell>
          <table:table-cell table:style-name="ce10" office:value-type="float" office:value="2.982" calcext:value-type="float">
            <text:p>2,982</text:p>
          </table:table-cell>
          <table:table-cell table:style-name="ce10" office:value-type="float" office:value="2.302" calcext:value-type="float">
            <text:p>2,302</text:p>
          </table:table-cell>
          <table:table-cell table:style-name="ce10" office:value-type="float" office:value="2.07" calcext:value-type="float">
            <text:p>2,070</text:p>
          </table:table-cell>
          <table:table-cell table:style-name="ce10" office:value-type="float" office:value="1.858" calcext:value-type="float">
            <text:p>1,858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8" calcext:value-type="float">
            <text:p>19.78</text:p>
          </table:table-cell>
          <table:table-cell table:number-columns-repeated="6"/>
          <table:table-cell table:style-name="ce8"/>
          <table:table-cell table:style-name="ce6" office:value-type="string" calcext:value-type="string">
            <text:p>8 Processos</text:p>
          </table:table-cell>
          <table:table-cell table:style-name="ce4" office:value-type="float" office:value="3.773" calcext:value-type="float">
            <text:p>3,773</text:p>
          </table:table-cell>
          <table:table-cell table:style-name="ce4" office:value-type="float" office:value="3.108" calcext:value-type="float">
            <text:p>3,108</text:p>
          </table:table-cell>
          <table:table-cell table:style-name="ce4" office:value-type="float" office:value="2.479" calcext:value-type="float">
            <text:p>2,479</text:p>
          </table:table-cell>
          <table:table-cell table:style-name="ce4" office:value-type="float" office:value="1.991" calcext:value-type="float">
            <text:p>1,991</text:p>
          </table:table-cell>
          <table:table-cell table:style-name="ce4" office:value-type="float" office:value="1.902" calcext:value-type="float">
            <text:p>1,902</text:p>
          </table:table-cell>
          <table:table-cell table:style-name="ce4" office:value-type="float" office:value="1.845" calcext:value-type="float">
            <text:p>1,845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79" calcext:value-type="float">
            <text:p>20.179</text:p>
          </table:table-cell>
          <table:table-cell table:number-columns-repeated="7"/>
          <table:table-cell table:style-name="ce6" office:value-type="string" calcext:value-type="string">
            <text:p>16 Processos</text:p>
          </table:table-cell>
          <table:table-cell table:style-name="ce4" office:value-type="float" office:value="5.338" calcext:value-type="float">
            <text:p>5,338</text:p>
          </table:table-cell>
          <table:table-cell table:style-name="ce4" office:value-type="float" office:value="4.168" calcext:value-type="float">
            <text:p>4,168</text:p>
          </table:table-cell>
          <table:table-cell table:style-name="ce4" office:value-type="float" office:value="3.347" calcext:value-type="float">
            <text:p>3,347</text:p>
          </table:table-cell>
          <table:table-cell table:style-name="ce4" office:value-type="float" office:value="2.812" calcext:value-type="float">
            <text:p>2,812</text:p>
          </table:table-cell>
          <table:table-cell table:style-name="ce4" office:value-type="float" office:value="2.907" calcext:value-type="float">
            <text:p>2,907</text:p>
          </table:table-cell>
          <table:table-cell table:style-name="ce4" office:value-type="float" office:value="2.811" calcext:value-type="float">
            <text:p>2,811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1" calcext:value-type="float">
            <text:p>20.21</text:p>
          </table:table-cell>
          <table:table-cell table:number-columns-repeated="7"/>
          <table:table-cell table:style-name="ce6" office:value-type="string" calcext:value-type="string">
            <text:p>32 Processos</text:p>
          </table:table-cell>
          <table:table-cell table:style-name="ce4" office:value-type="float" office:value="8.08" calcext:value-type="float">
            <text:p>8,08</text:p>
          </table:table-cell>
          <table:table-cell table:style-name="ce4" office:value-type="float" office:value="7.01" calcext:value-type="float">
            <text:p>7,01</text:p>
          </table:table-cell>
          <table:table-cell table:style-name="ce4" office:value-type="float" office:value="6.006" calcext:value-type="float">
            <text:p>6,006</text:p>
          </table:table-cell>
          <table:table-cell table:style-name="ce4" office:value-type="float" office:value="5.939" calcext:value-type="float">
            <text:p>5,939</text:p>
          </table:table-cell>
          <table:table-cell table:style-name="ce4" office:value-type="float" office:value="5.48" calcext:value-type="float">
            <text:p>5,48</text:p>
          </table:table-cell>
          <table:table-cell table:style-name="ce4" office:value-type="float" office:value="5.409" calcext:value-type="float">
            <text:p>5,409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58" calcext:value-type="float">
            <text:p>20.2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7" calcext:value-type="float">
            <text:p>20.27</text:p>
          </table:table-cell>
          <table:table-cell table:number-columns-repeated="7"/>
          <table:table-cell table:style-name="ce4" office:value-type="string" calcext:value-type="string">
            <text:p>1 Threads</text:p>
          </table:table-cell>
          <table:table-cell table:style-name="ce10" office:value-type="float" office:value="20.216" calcext:value-type="float">
            <text:p>20,216</text:p>
          </table:table-cell>
          <table:table-cell table:style-name="ce10" office:value-type="float" office:value="10.571" calcext:value-type="float">
            <text:p>10,571</text:p>
          </table:table-cell>
          <table:table-cell table:style-name="ce10" office:value-type="float" office:value="5.963" calcext:value-type="float">
            <text:p>5,963</text:p>
          </table:table-cell>
          <table:table-cell table:style-name="ce4" office:value-type="float" office:value="3.773" calcext:value-type="float">
            <text:p>3,773</text:p>
          </table:table-cell>
          <table:table-cell table:style-name="ce4" office:value-type="float" office:value="5.338" calcext:value-type="float">
            <text:p>5,338</text:p>
          </table:table-cell>
          <table:table-cell table:style-name="ce4" office:value-type="float" office:value="8.08" calcext:value-type="float">
            <text:p>8,08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34" calcext:value-type="float">
            <text:p>20.234</text:p>
          </table:table-cell>
          <table:table-cell table:number-columns-repeated="7"/>
          <table:table-cell table:style-name="ce4" office:value-type="string" calcext:value-type="string">
            <text:p>2 Threads</text:p>
          </table:table-cell>
          <table:table-cell table:style-name="ce10" office:value-type="float" office:value="10.133" calcext:value-type="float">
            <text:p>10,133</text:p>
          </table:table-cell>
          <table:table-cell table:style-name="ce10" office:value-type="float" office:value="5.608" calcext:value-type="float">
            <text:p>5,608</text:p>
          </table:table-cell>
          <table:table-cell table:style-name="ce10" office:value-type="float" office:value="3.569" calcext:value-type="float">
            <text:p>3,569</text:p>
          </table:table-cell>
          <table:table-cell table:style-name="ce4" office:value-type="float" office:value="3.108" calcext:value-type="float">
            <text:p>3,108</text:p>
          </table:table-cell>
          <table:table-cell table:style-name="ce4" office:value-type="float" office:value="4.168" calcext:value-type="float">
            <text:p>4,168</text:p>
          </table:table-cell>
          <table:table-cell table:style-name="ce4" office:value-type="float" office:value="7.01" calcext:value-type="float">
            <text:p>7,01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393" calcext:value-type="float">
            <text:p>20.393</text:p>
          </table:table-cell>
          <table:table-cell table:number-columns-repeated="7"/>
          <table:table-cell table:style-name="ce4" office:value-type="string" calcext:value-type="string">
            <text:p>4 Threads</text:p>
          </table:table-cell>
          <table:table-cell table:style-name="ce10" office:value-type="float" office:value="5.1" calcext:value-type="float">
            <text:p>5,100</text:p>
          </table:table-cell>
          <table:table-cell table:style-name="ce10" office:value-type="float" office:value="3.256" calcext:value-type="float">
            <text:p>3,256</text:p>
          </table:table-cell>
          <table:table-cell table:style-name="ce10" office:value-type="float" office:value="2.982" calcext:value-type="float">
            <text:p>2,982</text:p>
          </table:table-cell>
          <table:table-cell table:style-name="ce4" office:value-type="float" office:value="2.479" calcext:value-type="float">
            <text:p>2,479</text:p>
          </table:table-cell>
          <table:table-cell table:style-name="ce4" office:value-type="float" office:value="3.347" calcext:value-type="float">
            <text:p>3,347</text:p>
          </table:table-cell>
          <table:table-cell table:style-name="ce4" office:value-type="float" office:value="6.006" calcext:value-type="float">
            <text:p>6,006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383" calcext:value-type="float">
            <text:p>20.383</text:p>
          </table:table-cell>
          <table:table-cell table:number-columns-repeated="7"/>
          <table:table-cell table:style-name="ce4" office:value-type="string" calcext:value-type="string">
            <text:p>8 Threads</text:p>
          </table:table-cell>
          <table:table-cell table:style-name="ce10" office:value-type="float" office:value="2.745" calcext:value-type="float">
            <text:p>2,745</text:p>
          </table:table-cell>
          <table:table-cell table:style-name="ce10" office:value-type="float" office:value="2.782" calcext:value-type="float">
            <text:p>2,782</text:p>
          </table:table-cell>
          <table:table-cell table:style-name="ce10" office:value-type="float" office:value="2.302" calcext:value-type="float">
            <text:p>2,302</text:p>
          </table:table-cell>
          <table:table-cell table:style-name="ce4" office:value-type="float" office:value="1.991" calcext:value-type="float">
            <text:p>1,991</text:p>
          </table:table-cell>
          <table:table-cell table:style-name="ce4" office:value-type="float" office:value="2.812" calcext:value-type="float">
            <text:p>2,812</text:p>
          </table:table-cell>
          <table:table-cell table:style-name="ce4" office:value-type="float" office:value="5.939" calcext:value-type="float">
            <text:p>5,939</text:p>
          </table:table-cell>
        </table:table-row>
        <table:table-row table:style-name="ro1">
          <table:table-cell table:number-columns-repeated="11"/>
          <table:table-cell table:style-name="ce4" office:value-type="string" calcext:value-type="string">
            <text:p>16 Threads</text:p>
          </table:table-cell>
          <table:table-cell table:style-name="ce10" office:value-type="float" office:value="2.873" calcext:value-type="float">
            <text:p>2,873</text:p>
          </table:table-cell>
          <table:table-cell table:style-name="ce10" office:value-type="float" office:value="2.621" calcext:value-type="float">
            <text:p>2,621</text:p>
          </table:table-cell>
          <table:table-cell table:style-name="ce10" office:value-type="float" office:value="2.07" calcext:value-type="float">
            <text:p>2,070</text:p>
          </table:table-cell>
          <table:table-cell table:style-name="ce4" office:value-type="float" office:value="1.902" calcext:value-type="float">
            <text:p>1,902</text:p>
          </table:table-cell>
          <table:table-cell table:style-name="ce4" office:value-type="float" office:value="2.907" calcext:value-type="float">
            <text:p>2,907</text:p>
          </table:table-cell>
          <table:table-cell table:style-name="ce4" office:value-type="float" office:value="5.48" calcext:value-type="float">
            <text:p>5,48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251" calcext:value-type="float">
            <text:p>10.251</text:p>
          </table:table-cell>
          <table:table-cell table:style-name="ce2" table:formula="of:=AVERAGE([.D17:.D31])" office:value-type="float" office:value="10.1333333333333" calcext:value-type="float">
            <text:p>10,133</text:p>
          </table:table-cell>
          <table:table-cell table:style-name="ce3" table:formula="of:=COM.MICROSOFT.CONFIDENCE.NORM([.G$2];[.H17];[.I$2])" office:value-type="float" office:value="0.0502580842066863" calcext:value-type="float">
            <text:p>0,05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:.D31])" office:value-type="float" office:value="0.0993123979216712" calcext:value-type="float">
            <text:p>0,099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2"/>
          <table:table-cell table:style-name="ce4" office:value-type="string" calcext:value-type="string">
            <text:p>32 Threads</text:p>
          </table:table-cell>
          <table:table-cell table:style-name="ce10" office:value-type="float" office:value="2.815" calcext:value-type="float">
            <text:p>2,815</text:p>
          </table:table-cell>
          <table:table-cell table:style-name="ce10" office:value-type="float" office:value="2.403" calcext:value-type="float">
            <text:p>2,403</text:p>
          </table:table-cell>
          <table:table-cell table:style-name="ce10" office:value-type="float" office:value="1.858" calcext:value-type="float">
            <text:p>1,858</text:p>
          </table:table-cell>
          <table:table-cell table:style-name="ce4" office:value-type="float" office:value="1.845" calcext:value-type="float">
            <text:p>1,845</text:p>
          </table:table-cell>
          <table:table-cell table:style-name="ce4" office:value-type="float" office:value="2.811" calcext:value-type="float">
            <text:p>2,811</text:p>
          </table:table-cell>
          <table:table-cell table:style-name="ce4" office:value-type="float" office:value="5.409" calcext:value-type="float">
            <text:p>5,409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53" calcext:value-type="float">
            <text:p>10.0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1" calcext:value-type="float">
            <text:p>9.9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265" calcext:value-type="float">
            <text:p>10.265</text:p>
          </table:table-cell>
          <table:table-cell table:number-columns-repeated="8"/>
          <table:table-cell table:style-name="ce3" table:formula="of:=[.E2]" office:value-type="float" office:value="20.2164666666667" calcext:value-type="float">
            <text:p>20,216</text:p>
          </table:table-cell>
          <table:table-cell table:style-name="ce3" table:formula="of:=[.E17]" office:value-type="float" office:value="10.1333333333333" calcext:value-type="float">
            <text:p>10,133</text:p>
          </table:table-cell>
          <table:table-cell table:style-name="ce3" table:formula="of:=[.E33]" office:value-type="float" office:value="5.10046666666667" calcext:value-type="float">
            <text:p>5,100</text:p>
          </table:table-cell>
          <table:table-cell table:style-name="ce3" table:formula="of:=[.E49]" office:value-type="float" office:value="2.74546666666667" calcext:value-type="float">
            <text:p>2,745</text:p>
          </table:table-cell>
          <table:table-cell table:style-name="ce3" table:formula="of:=[.E65]" office:value-type="float" office:value="2.8726" calcext:value-type="float">
            <text:p>2,873</text:p>
          </table:table-cell>
          <table:table-cell table:style-name="ce3" table:formula="of:=[.E81]" office:value-type="float" office:value="2.81453333333333" calcext:value-type="float">
            <text:p>2,815</text:p>
          </table:table-cell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289" calcext:value-type="float">
            <text:p>10.2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67" calcext:value-type="float">
            <text:p>10.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68" calcext:value-type="float">
            <text:p>10.1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55" calcext:value-type="float">
            <text:p>10.1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41" calcext:value-type="float">
            <text:p>10.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165" calcext:value-type="float">
            <text:p>10.1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223" calcext:value-type="float">
            <text:p>10.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89" calcext:value-type="float">
            <text:p>10.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98" calcext:value-type="float">
            <text:p>10.0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78" calcext:value-type="float">
            <text:p>9.9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087" calcext:value-type="float">
            <text:p>10.08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1" calcext:value-type="float">
            <text:p>5.101</text:p>
          </table:table-cell>
          <table:table-cell table:style-name="ce2" table:formula="of:=AVERAGE([.D33:.D47])" office:value-type="float" office:value="5.10046666666667" calcext:value-type="float">
            <text:p>5,100</text:p>
          </table:table-cell>
          <table:table-cell table:style-name="ce3" table:formula="of:=COM.MICROSOFT.CONFIDENCE.NORM([.G$2];[.H33];[.I$2])" office:value-type="float" office:value="0.0147154219605792" calcext:value-type="float">
            <text:p>0,01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:.D47])" office:value-type="float" office:value="0.0290783833964748" calcext:value-type="float">
            <text:p>0,029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9" calcext:value-type="float">
            <text:p>5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42" calcext:value-type="float">
            <text:p>5.0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4" calcext:value-type="float">
            <text:p>5.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51" calcext:value-type="float">
            <text:p>5.1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12" calcext:value-type="float">
            <text:p>5.1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5" calcext:value-type="float">
            <text:p>5.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7" calcext:value-type="float">
            <text:p>5.1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31" calcext:value-type="float">
            <text:p>5.1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5" calcext:value-type="float">
            <text:p>5.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061" calcext:value-type="float">
            <text:p>5.0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2" calcext:value-type="float">
            <text:p>5.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9" calcext:value-type="float">
            <text:p>5.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4" calcext:value-type="float">
            <text:p>5.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106" calcext:value-type="float">
            <text:p>5.10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62" calcext:value-type="float">
            <text:p>2.762</text:p>
          </table:table-cell>
          <table:table-cell table:style-name="ce2" table:formula="of:=AVERAGE([.D49:.D63])" office:value-type="float" office:value="2.74546666666667" calcext:value-type="float">
            <text:p>2,745</text:p>
          </table:table-cell>
          <table:table-cell table:style-name="ce3" table:formula="of:=COM.MICROSOFT.CONFIDENCE.NORM([.G$2];[.H49];[.I$2])" office:value-type="float" office:value="0.0134923565301193" calcext:value-type="float">
            <text:p>0,01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:.D63])" office:value-type="float" office:value="0.0266615471276162" calcext:value-type="float">
            <text:p>0,02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54" calcext:value-type="float">
            <text:p>2.7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803" calcext:value-type="float">
            <text:p>2.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56" calcext:value-type="float">
            <text:p>2.7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81" calcext:value-type="float">
            <text:p>2.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7" calcext:value-type="float">
            <text:p>2.7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19" calcext:value-type="float">
            <text:p>2.7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1" calcext:value-type="float">
            <text:p>2.7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09" calcext:value-type="float">
            <text:p>2.7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56" calcext:value-type="float">
            <text:p>2.7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63" calcext:value-type="float">
            <text:p>2.7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46" calcext:value-type="float">
            <text:p>2.7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04" calcext:value-type="float">
            <text:p>2.7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34" calcext:value-type="float">
            <text:p>2.7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727" calcext:value-type="float">
            <text:p>2.72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71" calcext:value-type="float">
            <text:p>2.871</text:p>
          </table:table-cell>
          <table:table-cell table:style-name="ce2" table:formula="of:=AVERAGE([.D65:.D79])" office:value-type="float" office:value="2.8726" calcext:value-type="float">
            <text:p>2,873</text:p>
          </table:table-cell>
          <table:table-cell table:style-name="ce3" table:formula="of:=COM.MICROSOFT.CONFIDENCE.NORM([.G$2];[.H65];[.I$2])" office:value-type="float" office:value="0.0179825010772646" calcext:value-type="float">
            <text:p>0,01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65:.D79])" office:value-type="float" office:value="0.0355342892750891" calcext:value-type="float">
            <text:p>0,03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41" calcext:value-type="float">
            <text:p>2.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78" calcext:value-type="float">
            <text:p>2.8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2" calcext:value-type="float">
            <text:p>2.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45" calcext:value-type="float">
            <text:p>2.8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12" calcext:value-type="float">
            <text:p>2.9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43" calcext:value-type="float">
            <text:p>2.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61" calcext:value-type="float">
            <text:p>2.8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27" calcext:value-type="float">
            <text:p>2.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51" calcext:value-type="float">
            <text:p>2.8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935" calcext:value-type="float">
            <text:p>2.9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61" calcext:value-type="float">
            <text:p>2.8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5" calcext:value-type="float">
            <text:p>2.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17" calcext:value-type="float">
            <text:p>2.8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877" calcext:value-type="float">
            <text:p>2.87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1" calcext:value-type="float">
            <text:p>2.811</text:p>
          </table:table-cell>
          <table:table-cell table:style-name="ce2" table:formula="of:=AVERAGE([.D81:.D95])" office:value-type="float" office:value="2.81453333333333" calcext:value-type="float">
            <text:p>2,815</text:p>
          </table:table-cell>
          <table:table-cell table:style-name="ce3" table:formula="of:=COM.MICROSOFT.CONFIDENCE.NORM([.G$2];[.H81];[.I$2])" office:value-type="float" office:value="0.00591360210755006" calcext:value-type="float">
            <text:p>0,006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81:.D95])" office:value-type="float" office:value="0.011685562928348" calcext:value-type="float">
            <text:p>0,012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88" calcext:value-type="float">
            <text:p>2.7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799" calcext:value-type="float">
            <text:p>2.7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33" calcext:value-type="float">
            <text:p>2.8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23" calcext:value-type="float">
            <text:p>2.8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9" calcext:value-type="float">
            <text:p>2.8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1" calcext:value-type="float">
            <text:p>2.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07" calcext:value-type="float">
            <text:p>2.8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6" calcext:value-type="float">
            <text:p>2.8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7" calcext:value-type="float">
            <text:p>2.8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4" calcext:value-type="float">
            <text:p>2.8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27" calcext:value-type="float">
            <text:p>2.8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25" calcext:value-type="float">
            <text:p>2.8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27" calcext:value-type="float">
            <text:p>2.8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811" calcext:value-type="float">
            <text:p>2.81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04" calcext:value-type="float">
            <text:p>10.504</text:p>
          </table:table-cell>
          <table:table-cell table:style-name="ce2" table:formula="of:=AVERAGE([.D97:.D111])" office:value-type="float" office:value="10.5710666666667" calcext:value-type="float">
            <text:p>10,571</text:p>
          </table:table-cell>
          <table:table-cell table:style-name="ce3" table:formula="of:=COM.MICROSOFT.CONFIDENCE.NORM([.G$2];[.H97];[.I$2])" office:value-type="float" office:value="0.0647055233281039" calcext:value-type="float">
            <text:p>0,06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97:.D111])" office:value-type="float" office:value="0.12786123430538" calcext:value-type="float">
            <text:p>0,128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97]" office:value-type="float" office:value="10.5710666666667" calcext:value-type="float">
            <text:p>10,571</text:p>
          </table:table-cell>
          <table:table-cell table:style-name="ce3" table:formula="of:=[.E113]" office:value-type="float" office:value="5.60753333333333" calcext:value-type="float">
            <text:p>5,608</text:p>
          </table:table-cell>
          <table:table-cell table:style-name="ce3" table:formula="of:=[.E129]" office:value-type="float" office:value="3.2556" calcext:value-type="float">
            <text:p>3,256</text:p>
          </table:table-cell>
          <table:table-cell table:style-name="ce3" table:formula="of:=[.E145]" office:value-type="float" office:value="2.7818" calcext:value-type="float">
            <text:p>2,782</text:p>
          </table:table-cell>
          <table:table-cell table:style-name="ce3" table:formula="of:=[.E161]" office:value-type="float" office:value="2.6208" calcext:value-type="float">
            <text:p>2,621</text:p>
          </table:table-cell>
          <table:table-cell table:style-name="ce3" table:formula="of:=[.E177]" office:value-type="float" office:value="2.40293333333333" calcext:value-type="float">
            <text:p>2,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38" calcext:value-type="float">
            <text:p>10.5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55" calcext:value-type="float">
            <text:p>10.5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96" calcext:value-type="float">
            <text:p>10.4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83" calcext:value-type="float">
            <text:p>10.5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87" calcext:value-type="float">
            <text:p>10.4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865" calcext:value-type="float">
            <text:p>10.8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785" calcext:value-type="float">
            <text:p>10.7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85" calcext:value-type="float">
            <text:p>10.4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558" calcext:value-type="float">
            <text:p>10.5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77" calcext:value-type="float">
            <text:p>10.4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9" calcext:value-type="float">
            <text:p>10.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87" calcext:value-type="float">
            <text:p>10.4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772" calcext:value-type="float">
            <text:p>10.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.484" calcext:value-type="float">
            <text:p>10.48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76" calcext:value-type="float">
            <text:p>5.576</text:p>
          </table:table-cell>
          <table:table-cell table:style-name="ce2" table:formula="of:=AVERAGE([.D113:.D127])" office:value-type="float" office:value="5.60753333333333" calcext:value-type="float">
            <text:p>5,608</text:p>
          </table:table-cell>
          <table:table-cell table:style-name="ce3" table:formula="of:=COM.MICROSOFT.CONFIDENCE.NORM([.G$2];[.H113];[.I$2])" office:value-type="float" office:value="0.0335212873409307" calcext:value-type="float">
            <text:p>0,03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13:.D127])" office:value-type="float" office:value="0.0662396802384737" calcext:value-type="float">
            <text:p>0,06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84" calcext:value-type="float">
            <text:p>5.5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799" calcext:value-type="float">
            <text:p>5.7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52" calcext:value-type="float">
            <text:p>5.5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717" calcext:value-type="float">
            <text:p>5.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03" calcext:value-type="float">
            <text:p>5.6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18" calcext:value-type="float">
            <text:p>5.6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73" calcext:value-type="float">
            <text:p>5.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93" calcext:value-type="float">
            <text:p>5.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07" calcext:value-type="float">
            <text:p>5.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614" calcext:value-type="float">
            <text:p>5.6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92" calcext:value-type="float">
            <text:p>5.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62" calcext:value-type="float">
            <text:p>5.5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58" calcext:value-type="float">
            <text:p>5.5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.565" calcext:value-type="float">
            <text:p>5.56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66" calcext:value-type="float">
            <text:p>3.266</text:p>
          </table:table-cell>
          <table:table-cell table:style-name="ce2" table:formula="of:=AVERAGE([.D129:.D143])" office:value-type="float" office:value="3.2556" calcext:value-type="float">
            <text:p>3,256</text:p>
          </table:table-cell>
          <table:table-cell table:style-name="ce3" table:formula="of:=COM.MICROSOFT.CONFIDENCE.NORM([.G$2];[.H129];[.I$2])" office:value-type="float" office:value="0.0220717654944909" calcext:value-type="float">
            <text:p>0,02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29:.D143])" office:value-type="float" office:value="0.0436148729547289" calcext:value-type="float">
            <text:p>0,04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98" calcext:value-type="float">
            <text:p>3.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3" calcext:value-type="float">
            <text:p>3.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75" calcext:value-type="float">
            <text:p>3.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31" calcext:value-type="float">
            <text:p>3.2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336" calcext:value-type="float">
            <text:p>3.3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06" calcext:value-type="float">
            <text:p>3.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44" calcext:value-type="float">
            <text:p>3.2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12" calcext:value-type="float">
            <text:p>3.2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27" calcext:value-type="float">
            <text:p>3.2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65" calcext:value-type="float">
            <text:p>3.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174" calcext:value-type="float">
            <text:p>3.1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312" calcext:value-type="float">
            <text:p>3.3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67" calcext:value-type="float">
            <text:p>3.2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91" calcext:value-type="float">
            <text:p>3.29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54" calcext:value-type="float">
            <text:p>2.554</text:p>
          </table:table-cell>
          <table:table-cell table:style-name="ce2" table:formula="of:=AVERAGE([.D145:.D159])" office:value-type="float" office:value="2.7818" calcext:value-type="float">
            <text:p>2,782</text:p>
          </table:table-cell>
          <table:table-cell table:style-name="ce3" table:formula="of:=COM.MICROSOFT.CONFIDENCE.NORM([.G$2];[.H145];[.I$2])" office:value-type="float" office:value="0.0627786678776006" calcext:value-type="float">
            <text:p>0,06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45:.D159])" office:value-type="float" office:value="0.124053675018978" calcext:value-type="float">
            <text:p>0,12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54" calcext:value-type="float">
            <text:p>2.8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613" calcext:value-type="float">
            <text:p>2.6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87" calcext:value-type="float">
            <text:p>2.8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791" calcext:value-type="float">
            <text:p>2.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722" calcext:value-type="float">
            <text:p>2.7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47" calcext:value-type="float">
            <text:p>2.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25" calcext:value-type="float">
            <text:p>2.8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733" calcext:value-type="float">
            <text:p>2.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58" calcext:value-type="float">
            <text:p>2.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595" calcext:value-type="float">
            <text:p>2.5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91" calcext:value-type="float">
            <text:p>2.8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937" calcext:value-type="float">
            <text:p>2.9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691" calcext:value-type="float">
            <text:p>2.6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929" calcext:value-type="float">
            <text:p>2.92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712" calcext:value-type="float">
            <text:p>2.712</text:p>
          </table:table-cell>
          <table:table-cell table:style-name="ce2" table:formula="of:=AVERAGE([.D161:.D175])" office:value-type="float" office:value="2.6208" calcext:value-type="float">
            <text:p>2,621</text:p>
          </table:table-cell>
          <table:table-cell table:style-name="ce3" table:formula="of:=COM.MICROSOFT.CONFIDENCE.NORM([.G$2];[.H161];[.I$2])" office:value-type="float" office:value="0.0510728012444974" calcext:value-type="float">
            <text:p>0,05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61:.D175])" office:value-type="float" office:value="0.10092231807541" calcext:value-type="float">
            <text:p>0,10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01" calcext:value-type="float">
            <text:p>2.6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86" calcext:value-type="float">
            <text:p>2.6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389" calcext:value-type="float">
            <text:p>2.3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74" calcext:value-type="float">
            <text:p>2.6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8" calcext:value-type="float">
            <text:p>2.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519" calcext:value-type="float">
            <text:p>2.5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594" calcext:value-type="float">
            <text:p>2.5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584" calcext:value-type="float">
            <text:p>2.5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748" calcext:value-type="float">
            <text:p>2.7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55" calcext:value-type="float">
            <text:p>2.6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447" calcext:value-type="float">
            <text:p>2.4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51" calcext:value-type="float">
            <text:p>2.6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95" calcext:value-type="float">
            <text:p>2.6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.677" calcext:value-type="float">
            <text:p>2.67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591" calcext:value-type="float">
            <text:p>2.591</text:p>
          </table:table-cell>
          <table:table-cell table:style-name="ce2" table:formula="of:=AVERAGE([.D177:.D191])" office:value-type="float" office:value="2.40293333333333" calcext:value-type="float">
            <text:p>2,403</text:p>
          </table:table-cell>
          <table:table-cell table:style-name="ce3" table:formula="of:=COM.MICROSOFT.CONFIDENCE.NORM([.G$2];[.H177];[.I$2])" office:value-type="float" office:value="0.124384086643713" calcext:value-type="float">
            <text:p>0,12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77:.D191])" office:value-type="float" office:value="0.245788953217612" calcext:value-type="float">
            <text:p>0,246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686" calcext:value-type="float">
            <text:p>2.6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648" calcext:value-type="float">
            <text:p>2.6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536" calcext:value-type="float">
            <text:p>2.5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059" calcext:value-type="float">
            <text:p>2.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697" calcext:value-type="float">
            <text:p>2.6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478" calcext:value-type="float">
            <text:p>2.4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.983" calcext:value-type="float">
            <text:p>1.9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332" calcext:value-type="float">
            <text:p>2.3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607" calcext:value-type="float">
            <text:p>2.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373" calcext:value-type="float">
            <text:p>2.3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07" calcext:value-type="float">
            <text:p>2.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269" calcext:value-type="float">
            <text:p>2.2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151" calcext:value-type="float">
            <text:p>2.1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.564" calcext:value-type="float">
            <text:p>2.56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89" calcext:value-type="float">
            <text:p>5.989</text:p>
          </table:table-cell>
          <table:table-cell table:style-name="ce2" table:formula="of:=AVERAGE([.D193:.D207])" office:value-type="float" office:value="5.9628" calcext:value-type="float">
            <text:p>5,963</text:p>
          </table:table-cell>
          <table:table-cell table:style-name="ce3" table:formula="of:=COM.MICROSOFT.CONFIDENCE.NORM([.G$2];[.H193];[.I$2])" office:value-type="float" office:value="0.021215950011335" calcext:value-type="float">
            <text:p>0,02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193:.D207])" office:value-type="float" office:value="0.0419237402911525" calcext:value-type="float">
            <text:p>0,042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193]" office:value-type="float" office:value="5.9628" calcext:value-type="float">
            <text:p>5,963</text:p>
          </table:table-cell>
          <table:table-cell table:style-name="ce3" table:formula="of:=[.E209]" office:value-type="float" office:value="3.56946666666667" calcext:value-type="float">
            <text:p>3,569</text:p>
          </table:table-cell>
          <table:table-cell table:style-name="ce3" table:formula="of:=[.E225]" office:value-type="float" office:value="2.98153333333333" calcext:value-type="float">
            <text:p>2,982</text:p>
          </table:table-cell>
          <table:table-cell table:style-name="ce3" table:formula="of:=[.E241]" office:value-type="float" office:value="2.30206666666667" calcext:value-type="float">
            <text:p>2,302</text:p>
          </table:table-cell>
          <table:table-cell table:style-name="ce3" table:formula="of:=[.E257]" office:value-type="float" office:value="2.06986666666667" calcext:value-type="float">
            <text:p>2,070</text:p>
          </table:table-cell>
          <table:table-cell table:style-name="ce3" table:formula="of:=[.E273]" office:value-type="float" office:value="1.8582" calcext:value-type="float">
            <text:p>1,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003" calcext:value-type="float">
            <text:p>6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899" calcext:value-type="float">
            <text:p>5.8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51" calcext:value-type="float">
            <text:p>5.9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1" calcext:value-type="float">
            <text:p>5.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1" calcext:value-type="float">
            <text:p>5.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9" calcext:value-type="float">
            <text:p>5.9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9" calcext:value-type="float">
            <text:p>5.9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012" calcext:value-type="float">
            <text:p>6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9" calcext:value-type="float">
            <text:p>5.9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3" calcext:value-type="float">
            <text:p>5.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59" calcext:value-type="float">
            <text:p>5.9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6" calcext:value-type="float">
            <text:p>5.9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949" calcext:value-type="float">
            <text:p>5.9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075" calcext:value-type="float">
            <text:p>6.07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1" calcext:value-type="float">
            <text:p>3.61</text:p>
          </table:table-cell>
          <table:table-cell table:style-name="ce2" table:formula="of:=AVERAGE([.D209:.D223])" office:value-type="float" office:value="3.56946666666667" calcext:value-type="float">
            <text:p>3,569</text:p>
          </table:table-cell>
          <table:table-cell table:style-name="ce3" table:formula="of:=COM.MICROSOFT.CONFIDENCE.NORM([.G$2];[.H209];[.I$2])" office:value-type="float" office:value="0.0178877150318263" calcext:value-type="float">
            <text:p>0,01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09:.D223])" office:value-type="float" office:value="0.0353469874785607" calcext:value-type="float">
            <text:p>0,03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28" calcext:value-type="float">
            <text:p>3.5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58" calcext:value-type="float">
            <text:p>3.5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18" calcext:value-type="float">
            <text:p>3.5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7" calcext:value-type="float">
            <text:p>3.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24" calcext:value-type="float">
            <text:p>3.5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91" calcext:value-type="float">
            <text:p>3.5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.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24" calcext:value-type="float">
            <text:p>3.5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07" calcext:value-type="float">
            <text:p>3.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64" calcext:value-type="float">
            <text:p>3.5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63" calcext:value-type="float">
            <text:p>3.5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94" calcext:value-type="float">
            <text:p>3.5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61" calcext:value-type="float">
            <text:p>3.561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991" calcext:value-type="float">
            <text:p>2.991</text:p>
          </table:table-cell>
          <table:table-cell table:style-name="ce2" table:formula="of:=AVERAGE([.D225:.D239])" office:value-type="float" office:value="2.98153333333333" calcext:value-type="float">
            <text:p>2,982</text:p>
          </table:table-cell>
          <table:table-cell table:style-name="ce3" table:formula="of:=COM.MICROSOFT.CONFIDENCE.NORM([.G$2];[.H225];[.I$2])" office:value-type="float" office:value="0.0772952854176726" calcext:value-type="float">
            <text:p>0,07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25:.D239])" office:value-type="float" office:value="0.152739211293848" calcext:value-type="float">
            <text:p>0,153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91" calcext:value-type="float">
            <text:p>2.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99" calcext:value-type="float">
            <text:p>2.8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77" calcext:value-type="float">
            <text:p>2.8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91" calcext:value-type="float">
            <text:p>2.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88" calcext:value-type="float">
            <text:p>3.0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04" calcext:value-type="float">
            <text:p>3.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79" calcext:value-type="float">
            <text:p>3.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69" calcext:value-type="float">
            <text:p>2.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79" calcext:value-type="float">
            <text:p>3.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49" calcext:value-type="float">
            <text:p>3.2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28" calcext:value-type="float">
            <text:p>3.0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002" calcext:value-type="float">
            <text:p>3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794" calcext:value-type="float">
            <text:p>2.7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82" calcext:value-type="float">
            <text:p>2.88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348" calcext:value-type="float">
            <text:p>2.348</text:p>
          </table:table-cell>
          <table:table-cell table:style-name="ce2" table:formula="of:=AVERAGE([.D241:.D255])" office:value-type="float" office:value="2.30206666666667" calcext:value-type="float">
            <text:p>2,302</text:p>
          </table:table-cell>
          <table:table-cell table:style-name="ce3" table:formula="of:=COM.MICROSOFT.CONFIDENCE.NORM([.G$2];[.H241];[.I$2])" office:value-type="float" office:value="0.151668249335912" calcext:value-type="float">
            <text:p>0,15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41:.D255])" office:value-type="float" office:value="0.299703774385563" calcext:value-type="float">
            <text:p>0,300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811" calcext:value-type="float">
            <text:p>2.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379" calcext:value-type="float">
            <text:p>2.3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037" calcext:value-type="float">
            <text:p>2.0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92" calcext:value-type="float">
            <text:p>2.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091" calcext:value-type="float">
            <text:p>2.0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92" calcext:value-type="float">
            <text:p>2.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56" calcext:value-type="float">
            <text:p>1.9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2" calcext:value-type="float">
            <text:p>1.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751" calcext:value-type="float">
            <text:p>2.7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31" calcext:value-type="float">
            <text:p>2.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05" calcext:value-type="float">
            <text:p>2.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.964" calcext:value-type="float">
            <text:p>1.9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53" calcext:value-type="float">
            <text:p>2.5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.684" calcext:value-type="float">
            <text:p>2.684</text:p>
          </table:table-cell>
          <table:table-cell table:style-name="ce2" table:formula="of:=AVERAGE([.D257:.D271])" office:value-type="float" office:value="2.06986666666667" calcext:value-type="float">
            <text:p>2,070</text:p>
          </table:table-cell>
          <table:table-cell table:style-name="ce3" table:formula="of:=COM.MICROSOFT.CONFIDENCE.NORM([.G$2];[.H257];[.I$2])" office:value-type="float" office:value="0.188395248745499" calcext:value-type="float">
            <text:p>0,18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57:.D271])" office:value-type="float" office:value="0.372278096256523" calcext:value-type="float">
            <text:p>0,372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.624" calcext:value-type="float">
            <text:p>2.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97" calcext:value-type="float">
            <text:p>1.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1" calcext:value-type="float">
            <text:p>1.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.9" calcext:value-type="float">
            <text:p>2.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85" calcext:value-type="float">
            <text:p>1.8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21" calcext:value-type="float">
            <text:p>1.8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868" calcext:value-type="float">
            <text:p>1.8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32" calcext:value-type="float">
            <text:p>1.7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.278" calcext:value-type="float">
            <text:p>2.2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.027" calcext:value-type="float">
            <text:p>2.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731" calcext:value-type="float">
            <text:p>1.7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34" calcext:value-type="float">
            <text:p>1.9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22" calcext:value-type="float">
            <text:p>1.9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35" calcext:value-type="float">
            <text:p>1.93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686" calcext:value-type="float">
            <text:p>1.686</text:p>
          </table:table-cell>
          <table:table-cell table:style-name="ce2" table:formula="of:=AVERAGE([.D273:.D287])" office:value-type="float" office:value="1.8582" calcext:value-type="float">
            <text:p>1,858</text:p>
          </table:table-cell>
          <table:table-cell table:style-name="ce3" table:formula="of:=COM.MICROSOFT.CONFIDENCE.NORM([.G$2];[.H273];[.I$2])" office:value-type="float" office:value="0.0545903042141424" calcext:value-type="float">
            <text:p>0,05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73:.D287])" office:value-type="float" office:value="0.107873073563332" calcext:value-type="float">
            <text:p>0,108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73" calcext:value-type="float">
            <text:p>1.9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.043" calcext:value-type="float">
            <text:p>2.0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05" calcext:value-type="float">
            <text:p>1.9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836" calcext:value-type="float">
            <text:p>1.8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61" calcext:value-type="float">
            <text:p>1.7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.037" calcext:value-type="float">
            <text:p>2.0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72" calcext:value-type="float">
            <text:p>1.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03" calcext:value-type="float">
            <text:p>1.7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799" calcext:value-type="float">
            <text:p>1.7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868" calcext:value-type="float">
            <text:p>1.8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848" calcext:value-type="float">
            <text:p>1.8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861" calcext:value-type="float">
            <text:p>1.8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38" calcext:value-type="float">
            <text:p>1.9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843" calcext:value-type="float">
            <text:p>1.8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91" calcext:value-type="float">
            <text:p>3.791</text:p>
          </table:table-cell>
          <table:table-cell table:style-name="ce2" table:formula="of:=AVERAGE([.D289:.D303])" office:value-type="float" office:value="3.77253333333333" calcext:value-type="float">
            <text:p>3,773</text:p>
          </table:table-cell>
          <table:table-cell table:style-name="ce3" table:formula="of:=COM.MICROSOFT.CONFIDENCE.NORM([.G$2];[.H289];[.I$2])" office:value-type="float" office:value="0.0190082025198311" calcext:value-type="float">
            <text:p>0,01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289:.D303])" office:value-type="float" office:value="0.0375611247866474" calcext:value-type="float">
            <text:p>0,038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289]" office:value-type="float" office:value="3.77253333333333" calcext:value-type="float">
            <text:p>3,773</text:p>
          </table:table-cell>
          <table:table-cell table:style-name="ce3" table:formula="of:=[.E305]" office:value-type="float" office:value="3.108" calcext:value-type="float">
            <text:p>3,108</text:p>
          </table:table-cell>
          <table:table-cell table:style-name="ce3" table:formula="of:=[.E321]" office:value-type="float" office:value="2.4788" calcext:value-type="float">
            <text:p>2,479</text:p>
          </table:table-cell>
          <table:table-cell table:style-name="ce3" table:formula="of:=[.E337]" office:value-type="float" office:value="1.99113333333333" calcext:value-type="float">
            <text:p>1,991</text:p>
          </table:table-cell>
          <table:table-cell table:style-name="ce3" table:formula="of:=[.E353]" office:value-type="float" office:value="1.90153333333333" calcext:value-type="float">
            <text:p>1,902</text:p>
          </table:table-cell>
          <table:table-cell table:style-name="ce3" table:formula="of:=[.E369]" office:value-type="float" office:value="1.84493333333333" calcext:value-type="float">
            <text:p>1,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62" calcext:value-type="float">
            <text:p>3.7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1" calcext:value-type="float">
            <text:p>3.7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7" calcext:value-type="float">
            <text:p>3.7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57" calcext:value-type="float">
            <text:p>3.7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5" calcext:value-type="float">
            <text:p>3.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57" calcext:value-type="float">
            <text:p>3.7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91" calcext:value-type="float">
            <text:p>3.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55" calcext:value-type="float">
            <text:p>3.7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79" calcext:value-type="float">
            <text:p>3.8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813" calcext:value-type="float">
            <text:p>3.8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33" calcext:value-type="float">
            <text:p>3.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83" calcext:value-type="float">
            <text:p>3.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44" calcext:value-type="float">
            <text:p>3.7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.79" calcext:value-type="float">
            <text:p>3.7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36" calcext:value-type="float">
            <text:p>3.036</text:p>
          </table:table-cell>
          <table:table-cell table:style-name="ce2" table:formula="of:=AVERAGE([.D305:.D319])" office:value-type="float" office:value="3.108" calcext:value-type="float">
            <text:p>3,108</text:p>
          </table:table-cell>
          <table:table-cell table:style-name="ce3" table:formula="of:=COM.MICROSOFT.CONFIDENCE.NORM([.G$2];[.H305];[.I$2])" office:value-type="float" office:value="0.0527361965846632" calcext:value-type="float">
            <text:p>0,05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05:.D319])" office:value-type="float" office:value="0.104209267479296" calcext:value-type="float">
            <text:p>0,10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959" calcext:value-type="float">
            <text:p>2.9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969" calcext:value-type="float">
            <text:p>2.9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93" calcext:value-type="float">
            <text:p>3.1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47" calcext:value-type="float">
            <text:p>3.1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962" calcext:value-type="float">
            <text:p>2.9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93" calcext:value-type="float">
            <text:p>3.0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286" calcext:value-type="float">
            <text:p>3.2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242" calcext:value-type="float">
            <text:p>3.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56" calcext:value-type="float">
            <text:p>3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06" calcext:value-type="float">
            <text:p>3.1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238" calcext:value-type="float">
            <text:p>3.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052" calcext:value-type="float">
            <text:p>3.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24" calcext:value-type="float">
            <text:p>3.1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157" calcext:value-type="float">
            <text:p>3.15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311" calcext:value-type="float">
            <text:p>2.311</text:p>
          </table:table-cell>
          <table:table-cell table:style-name="ce2" table:formula="of:=AVERAGE([.D321:.D335])" office:value-type="float" office:value="2.4788" calcext:value-type="float">
            <text:p>2,479</text:p>
          </table:table-cell>
          <table:table-cell table:style-name="ce3" table:formula="of:=COM.MICROSOFT.CONFIDENCE.NORM([.G$2];[.H321];[.I$2])" office:value-type="float" office:value="0.158748809433165" calcext:value-type="float">
            <text:p>0,159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21:.D335])" office:value-type="float" office:value="0.313695302574238" calcext:value-type="float">
            <text:p>0,314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48" calcext:value-type="float">
            <text:p>2.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59" calcext:value-type="float">
            <text:p>2.2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26" calcext:value-type="float">
            <text:p>2.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183" calcext:value-type="float">
            <text:p>3.1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344" calcext:value-type="float">
            <text:p>2.3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546" calcext:value-type="float">
            <text:p>2.5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531" calcext:value-type="float">
            <text:p>2.5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164" calcext:value-type="float">
            <text:p>2.1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07" calcext:value-type="float">
            <text:p>3.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2" calcext:value-type="float">
            <text:p>2.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672" calcext:value-type="float">
            <text:p>2.6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38" calcext:value-type="float">
            <text:p>2.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698" calcext:value-type="float">
            <text:p>2.6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24" calcext:value-type="float">
            <text:p>2.2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79" calcext:value-type="float">
            <text:p>1.879</text:p>
          </table:table-cell>
          <table:table-cell table:style-name="ce2" table:formula="of:=AVERAGE([.D337:.D351])" office:value-type="float" office:value="1.99113333333333" calcext:value-type="float">
            <text:p>1,991</text:p>
          </table:table-cell>
          <table:table-cell table:style-name="ce3" table:formula="of:=COM.MICROSOFT.CONFIDENCE.NORM([.G$2];[.H337];[.I$2])" office:value-type="float" office:value="0.180532728062563" calcext:value-type="float">
            <text:p>0,18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37:.D351])" office:value-type="float" office:value="0.356741376243084" calcext:value-type="float">
            <text:p>0,35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25" calcext:value-type="float">
            <text:p>1.8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82" calcext:value-type="float">
            <text:p>1.8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76" calcext:value-type="float">
            <text:p>1.8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84" calcext:value-type="float">
            <text:p>1.8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985" calcext:value-type="float">
            <text:p>1.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204" calcext:value-type="float">
            <text:p>2.2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38" calcext:value-type="float">
            <text:p>1.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058" calcext:value-type="float">
            <text:p>3.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45" calcext:value-type="float">
            <text:p>1.8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52" calcext:value-type="float">
            <text:p>1.8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832" calcext:value-type="float">
            <text:p>1.8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72" calcext:value-type="float">
            <text:p>1.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512" calcext:value-type="float">
            <text:p>2.5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.723" calcext:value-type="float">
            <text:p>1.72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051" calcext:value-type="float">
            <text:p>2.051</text:p>
          </table:table-cell>
          <table:table-cell table:style-name="ce2" table:formula="of:=AVERAGE([.D353:.D367])" office:value-type="float" office:value="1.90153333333333" calcext:value-type="float">
            <text:p>1,902</text:p>
          </table:table-cell>
          <table:table-cell table:style-name="ce3" table:formula="of:=COM.MICROSOFT.CONFIDENCE.NORM([.G$2];[.H353];[.I$2])" office:value-type="float" office:value="0.0532267723507636" calcext:value-type="float">
            <text:p>0,05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53:.D367])" office:value-type="float" office:value="0.105178668849498" calcext:value-type="float">
            <text:p>0,10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88" calcext:value-type="float">
            <text:p>1.7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963" calcext:value-type="float">
            <text:p>1.9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906" calcext:value-type="float">
            <text:p>1.9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941" calcext:value-type="float">
            <text:p>1.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821" calcext:value-type="float">
            <text:p>1.8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874" calcext:value-type="float">
            <text:p>1.8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007" calcext:value-type="float">
            <text:p>2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833" calcext:value-type="float">
            <text:p>1.8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838" calcext:value-type="float">
            <text:p>1.8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834" calcext:value-type="float">
            <text:p>1.8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96" calcext:value-type="float">
            <text:p>1.7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936" calcext:value-type="float">
            <text:p>1.9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792" calcext:value-type="float">
            <text:p>1.7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143" calcext:value-type="float">
            <text:p>2.1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976" calcext:value-type="float">
            <text:p>1.976</text:p>
          </table:table-cell>
          <table:table-cell table:style-name="ce2" table:formula="of:=AVERAGE([.D369:.D383])" office:value-type="float" office:value="1.84493333333333" calcext:value-type="float">
            <text:p>1,845</text:p>
          </table:table-cell>
          <table:table-cell table:style-name="ce3" table:formula="of:=COM.MICROSOFT.CONFIDENCE.NORM([.G$2];[.H369];[.I$2])" office:value-type="float" office:value="0.0644034532909782" calcext:value-type="float">
            <text:p>0,06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69:.D383])" office:value-type="float" office:value="0.127264329345695" calcext:value-type="float">
            <text:p>0,12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903" calcext:value-type="float">
            <text:p>1.9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881" calcext:value-type="float">
            <text:p>1.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934" calcext:value-type="float">
            <text:p>1.9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34" calcext:value-type="float">
            <text:p>1.6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864" calcext:value-type="float">
            <text:p>1.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001" calcext:value-type="float">
            <text:p>2.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875" calcext:value-type="float">
            <text:p>1.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45" calcext:value-type="float">
            <text:p>1.6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798" calcext:value-type="float">
            <text:p>1.7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914" calcext:value-type="float">
            <text:p>1.9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647" calcext:value-type="float">
            <text:p>1.6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029" calcext:value-type="float">
            <text:p>2.0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789" calcext:value-type="float">
            <text:p>1.7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.784" calcext:value-type="float">
            <text:p>1.78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05" calcext:value-type="float">
            <text:p>5.405</text:p>
          </table:table-cell>
          <table:table-cell table:style-name="ce2" table:formula="of:=AVERAGE([.D385:.D399])" office:value-type="float" office:value="5.3382" calcext:value-type="float">
            <text:p>5,338</text:p>
          </table:table-cell>
          <table:table-cell table:style-name="ce3" table:formula="of:=COM.MICROSOFT.CONFIDENCE.NORM([.G$2];[.H385];[.I$2])" office:value-type="float" office:value="0.0923573232890087" calcext:value-type="float">
            <text:p>0,092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385:.D399])" office:value-type="float" office:value="0.18250252444438" calcext:value-type="float">
            <text:p>0,183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385]" office:value-type="float" office:value="5.3382" calcext:value-type="float">
            <text:p>5,338</text:p>
          </table:table-cell>
          <table:table-cell table:style-name="ce3" table:formula="of:=[.E401]" office:value-type="float" office:value="4.16793333333333" calcext:value-type="float">
            <text:p>4,168</text:p>
          </table:table-cell>
          <table:table-cell table:style-name="ce3" table:formula="of:=[.E417]" office:value-type="float" office:value="3.34693333333333" calcext:value-type="float">
            <text:p>3,347</text:p>
          </table:table-cell>
          <table:table-cell table:style-name="ce3" table:formula="of:=[.E433]" office:value-type="float" office:value="2.81226666666667" calcext:value-type="float">
            <text:p>2,812</text:p>
          </table:table-cell>
          <table:table-cell table:style-name="ce3" table:formula="of:=[.E449]" office:value-type="float" office:value="2.90666666666667" calcext:value-type="float">
            <text:p>2,907</text:p>
          </table:table-cell>
          <table:table-cell table:style-name="ce3" table:formula="of:=[.E465]" office:value-type="float" office:value="2.8106" calcext:value-type="float">
            <text:p>2,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06" calcext:value-type="float">
            <text:p>5.3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24" calcext:value-type="float">
            <text:p>5.2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38" calcext:value-type="float">
            <text:p>5.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81" calcext:value-type="float">
            <text:p>5.2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4" calcext:value-type="float">
            <text:p>5.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99" calcext:value-type="float">
            <text:p>5.5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4" calcext:value-type="float">
            <text:p>5.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.837" calcext:value-type="float">
            <text:p>4.8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59" calcext:value-type="float">
            <text:p>5.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435" calcext:value-type="float">
            <text:p>5.4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37" calcext:value-type="float">
            <text:p>5.3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201" calcext:value-type="float">
            <text:p>5.2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91" calcext:value-type="float">
            <text:p>5.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349" calcext:value-type="float">
            <text:p>5.34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469" calcext:value-type="float">
            <text:p>4.469</text:p>
          </table:table-cell>
          <table:table-cell table:style-name="ce2" table:formula="of:=AVERAGE([.D401:.D415])" office:value-type="float" office:value="4.16793333333333" calcext:value-type="float">
            <text:p>4,168</text:p>
          </table:table-cell>
          <table:table-cell table:style-name="ce3" table:formula="of:=COM.MICROSOFT.CONFIDENCE.NORM([.G$2];[.H401];[.I$2])" office:value-type="float" office:value="0.183847633278476" calcext:value-type="float">
            <text:p>0,18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01:.D415])" office:value-type="float" office:value="0.363291788800028" calcext:value-type="float">
            <text:p>0,363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474" calcext:value-type="float">
            <text:p>3.4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826" calcext:value-type="float">
            <text:p>3.8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737" calcext:value-type="float">
            <text:p>3.7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555" calcext:value-type="float">
            <text:p>4.5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016" calcext:value-type="float">
            <text:p>4.0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151" calcext:value-type="float">
            <text:p>4.1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783" calcext:value-type="float">
            <text:p>4.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316" calcext:value-type="float">
            <text:p>4.3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392" calcext:value-type="float">
            <text:p>4.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372" calcext:value-type="float">
            <text:p>4.3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.67" calcext:value-type="float">
            <text:p>3.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232" calcext:value-type="float">
            <text:p>4.2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.126" calcext:value-type="float">
            <text:p>4.12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.994" calcext:value-type="float">
            <text:p>2.994</text:p>
          </table:table-cell>
          <table:table-cell table:style-name="ce2" table:formula="of:=AVERAGE([.D417:.D431])" office:value-type="float" office:value="3.34693333333333" calcext:value-type="float">
            <text:p>3,347</text:p>
          </table:table-cell>
          <table:table-cell table:style-name="ce3" table:formula="of:=COM.MICROSOFT.CONFIDENCE.NORM([.G$2];[.H417];[.I$2])" office:value-type="float" office:value="0.173219917235527" calcext:value-type="float">
            <text:p>0,17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17:.D431])" office:value-type="float" office:value="0.342290909412837" calcext:value-type="float">
            <text:p>0,342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6" calcext:value-type="float">
            <text:p>3.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802" calcext:value-type="float">
            <text:p>3.8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.526" calcext:value-type="float">
            <text:p>2.5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078" calcext:value-type="float">
            <text:p>3.0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798" calcext:value-type="float">
            <text:p>3.7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67" calcext:value-type="float">
            <text:p>3.5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07" calcext:value-type="float">
            <text:p>3.5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101" calcext:value-type="float">
            <text:p>3.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429" calcext:value-type="float">
            <text:p>3.4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65" calcext:value-type="float">
            <text:p>3.5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561" calcext:value-type="float">
            <text:p>3.5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321" calcext:value-type="float">
            <text:p>3.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068" calcext:value-type="float">
            <text:p>3.0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.327" calcext:value-type="float">
            <text:p>3.32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284" calcext:value-type="float">
            <text:p>3.284</text:p>
          </table:table-cell>
          <table:table-cell table:style-name="ce2" table:formula="of:=AVERAGE([.D433:.D447])" office:value-type="float" office:value="2.81226666666667" calcext:value-type="float">
            <text:p>2,812</text:p>
          </table:table-cell>
          <table:table-cell table:style-name="ce3" table:formula="of:=COM.MICROSOFT.CONFIDENCE.NORM([.G$2];[.H433];[.I$2])" office:value-type="float" office:value="0.228305136226982" calcext:value-type="float">
            <text:p>0,228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33:.D447])" office:value-type="float" office:value="0.45114195844176" calcext:value-type="float">
            <text:p>0,45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596" calcext:value-type="float">
            <text:p>2.5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.98" calcext:value-type="float">
            <text:p>1.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388" calcext:value-type="float">
            <text:p>3.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571" calcext:value-type="float">
            <text:p>2.5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812" calcext:value-type="float">
            <text:p>2.8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871" calcext:value-type="float">
            <text:p>2.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143" calcext:value-type="float">
            <text:p>3.1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385" calcext:value-type="float">
            <text:p>2.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994" calcext:value-type="float">
            <text:p>2.9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201" calcext:value-type="float">
            <text:p>3.2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027" calcext:value-type="float">
            <text:p>3.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021" calcext:value-type="float">
            <text:p>2.0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.346" calcext:value-type="float">
            <text:p>3.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.565" calcext:value-type="float">
            <text:p>2.56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767" calcext:value-type="float">
            <text:p>2.767</text:p>
          </table:table-cell>
          <table:table-cell table:style-name="ce2" table:formula="of:=AVERAGE([.D449:.D463])" office:value-type="float" office:value="2.90666666666667" calcext:value-type="float">
            <text:p>2,907</text:p>
          </table:table-cell>
          <table:table-cell table:style-name="ce3" table:formula="of:=COM.MICROSOFT.CONFIDENCE.NORM([.G$2];[.H449];[.I$2])" office:value-type="float" office:value="0.150265122845407" calcext:value-type="float">
            <text:p>0,150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49:.D463])" office:value-type="float" office:value="0.296931128779209" calcext:value-type="float">
            <text:p>0,297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222" calcext:value-type="float">
            <text:p>3.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27" calcext:value-type="float">
            <text:p>2.6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841" calcext:value-type="float">
            <text:p>2.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55" calcext:value-type="float">
            <text:p>3.0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225" calcext:value-type="float">
            <text:p>3.2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14" calcext:value-type="float">
            <text:p>3.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788" calcext:value-type="float">
            <text:p>2.7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084" calcext:value-type="float">
            <text:p>2.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992" calcext:value-type="float">
            <text:p>2.9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169" calcext:value-type="float">
            <text:p>3.1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688" calcext:value-type="float">
            <text:p>2.6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.089" calcext:value-type="float">
            <text:p>3.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989" calcext:value-type="float">
            <text:p>2.9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.924" calcext:value-type="float">
            <text:p>2.92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704" calcext:value-type="float">
            <text:p>2.704</text:p>
          </table:table-cell>
          <table:table-cell table:style-name="ce2" table:formula="of:=AVERAGE([.D465:.D479])" office:value-type="float" office:value="2.8106" calcext:value-type="float">
            <text:p>2,811</text:p>
          </table:table-cell>
          <table:table-cell table:style-name="ce3" table:formula="of:=COM.MICROSOFT.CONFIDENCE.NORM([.G$2];[.H465];[.I$2])" office:value-type="float" office:value="0.0967562616591586" calcext:value-type="float">
            <text:p>0,097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65:.D479])" office:value-type="float" office:value="0.191195038787995" calcext:value-type="float">
            <text:p>0,19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29" calcext:value-type="float">
            <text:p>2.9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618" calcext:value-type="float">
            <text:p>2.6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19" calcext:value-type="float">
            <text:p>2.9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091" calcext:value-type="float">
            <text:p>3.0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874" calcext:value-type="float">
            <text:p>2.8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858" calcext:value-type="float">
            <text:p>2.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972" calcext:value-type="float">
            <text:p>2.9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.127" calcext:value-type="float">
            <text:p>3.1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539" calcext:value-type="float">
            <text:p>2.5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736" calcext:value-type="float">
            <text:p>2.7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823" calcext:value-type="float">
            <text:p>2.8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492" calcext:value-type="float">
            <text:p>2.4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871" calcext:value-type="float">
            <text:p>2.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606" calcext:value-type="float">
            <text:p>2.606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style-name="ce2" table:formula="of:=AVERAGE([.D481:.D495])" office:value-type="float" office:value="8.07986666666667" calcext:value-type="float">
            <text:p>8,080</text:p>
          </table:table-cell>
          <table:table-cell table:style-name="ce3" table:formula="of:=COM.MICROSOFT.CONFIDENCE.NORM([.G$2];[.H481];[.I$2])" office:value-type="float" office:value="0.150759555422269" calcext:value-type="float">
            <text:p>0,151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81:.D495])" office:value-type="float" office:value="0.297908151393457" calcext:value-type="float">
            <text:p>0,298</text:p>
          </table:table-cell>
          <table:table-cell table:style-name="ce3" office:value-type="float" office:value="15" calcext:value-type="float">
            <text:p>15,000</text:p>
          </table:table-cell>
          <table:table-cell/>
          <table:table-cell table:style-name="ce3" table:formula="of:=[.E481]" office:value-type="float" office:value="8.07986666666667" calcext:value-type="float">
            <text:p>8,080</text:p>
          </table:table-cell>
          <table:table-cell table:style-name="ce3" table:formula="of:=[.E497]" office:value-type="float" office:value="7.01" calcext:value-type="float">
            <text:p>7,010</text:p>
          </table:table-cell>
          <table:table-cell table:style-name="ce3" table:formula="of:=[.E513]" office:value-type="float" office:value="6.006" calcext:value-type="float">
            <text:p>6,006</text:p>
          </table:table-cell>
          <table:table-cell table:style-name="ce3" table:formula="of:=[.E529]" office:value-type="float" office:value="5.93926666666667" calcext:value-type="float">
            <text:p>5,939</text:p>
          </table:table-cell>
          <table:table-cell table:style-name="ce3" table:formula="of:=[.E545]" office:value-type="float" office:value="5.48006666666667" calcext:value-type="float">
            <text:p>5,480</text:p>
          </table:table-cell>
          <table:table-cell table:style-name="ce3" table:formula="of:=[.E561]" office:value-type="float" office:value="5.4092" calcext:value-type="float">
            <text:p>5,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22" calcext:value-type="float">
            <text:p>8.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094" calcext:value-type="float">
            <text:p>8.0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52" calcext:value-type="float">
            <text:p>8.2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89" calcext:value-type="float">
            <text:p>8.3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33" calcext:value-type="float">
            <text:p>8.2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69" calcext:value-type="float">
            <text:p>8.2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3" calcext:value-type="float">
            <text:p>8.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314" calcext:value-type="float">
            <text:p>8.3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056" calcext:value-type="float">
            <text:p>8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06" calcext:value-type="float">
            <text:p>8.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919" calcext:value-type="float">
            <text:p>7.9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.239" calcext:value-type="float">
            <text:p>7.2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215" calcext:value-type="float">
            <text:p>8.21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4" calcext:value-type="float">
            <text:p>6.94</text:p>
          </table:table-cell>
          <table:table-cell table:style-name="ce2" table:formula="of:=AVERAGE([.D497:.D511])" office:value-type="float" office:value="7.01" calcext:value-type="float">
            <text:p>7,010</text:p>
          </table:table-cell>
          <table:table-cell table:style-name="ce3" table:formula="of:=COM.MICROSOFT.CONFIDENCE.NORM([.G$2];[.H497];[.I$2])" office:value-type="float" office:value="0.253022092981696" calcext:value-type="float">
            <text:p>0,253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497:.D511])" office:value-type="float" office:value="0.499983856882257" calcext:value-type="float">
            <text:p>0,500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221" calcext:value-type="float">
            <text:p>7.2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613" calcext:value-type="float">
            <text:p>6.6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86" calcext:value-type="float">
            <text:p>6.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109" calcext:value-type="float">
            <text:p>7.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251" calcext:value-type="float">
            <text:p>7.2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78" calcext:value-type="float">
            <text:p>6.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66" calcext:value-type="float">
            <text:p>6.9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.701" calcext:value-type="float">
            <text:p>5.7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859" calcext:value-type="float">
            <text:p>6.8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103" calcext:value-type="float">
            <text:p>7.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.965" calcext:value-type="float">
            <text:p>6.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118" calcext:value-type="float">
            <text:p>7.1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969" calcext:value-type="float">
            <text:p>7.9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.695" calcext:value-type="float">
            <text:p>7.69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.366" calcext:value-type="float">
            <text:p>4.366</text:p>
          </table:table-cell>
          <table:table-cell table:style-name="ce2" table:formula="of:=AVERAGE([.D513:.D527])" office:value-type="float" office:value="6.006" calcext:value-type="float">
            <text:p>6,006</text:p>
          </table:table-cell>
          <table:table-cell table:style-name="ce3" table:formula="of:=COM.MICROSOFT.CONFIDENCE.NORM([.G$2];[.H513];[.I$2])" office:value-type="float" office:value="0.33438529396574" calcext:value-type="float">
            <text:p>0,33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13:.D527])" office:value-type="float" office:value="0.660761465496978" calcext:value-type="float">
            <text:p>0,661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375" calcext:value-type="float">
            <text:p>6.3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293" calcext:value-type="float">
            <text:p>6.2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.976" calcext:value-type="float">
            <text:p>5.9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.954" calcext:value-type="float">
            <text:p>5.9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081" calcext:value-type="float">
            <text:p>6.0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.198" calcext:value-type="float">
            <text:p>7.1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.983" calcext:value-type="float">
            <text:p>4.9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.536" calcext:value-type="float">
            <text:p>5.5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049" calcext:value-type="float">
            <text:p>6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417" calcext:value-type="float">
            <text:p>6.4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298" calcext:value-type="float">
            <text:p>6.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.874" calcext:value-type="float">
            <text:p>5.8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387" calcext:value-type="float">
            <text:p>6.3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.303" calcext:value-type="float">
            <text:p>6.30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3" calcext:value-type="float">
            <text:p>5.93</text:p>
          </table:table-cell>
          <table:table-cell table:style-name="ce2" table:formula="of:=AVERAGE([.D529:.D543])" office:value-type="float" office:value="5.93926666666667" calcext:value-type="float">
            <text:p>5,939</text:p>
          </table:table-cell>
          <table:table-cell table:style-name="ce3" table:formula="of:=COM.MICROSOFT.CONFIDENCE.NORM([.G$2];[.H529];[.I$2])" office:value-type="float" office:value="0.0553124274816918" calcext:value-type="float">
            <text:p>0,05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29:.D543])" office:value-type="float" office:value="0.109300023962007" calcext:value-type="float">
            <text:p>0,109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735" calcext:value-type="float">
            <text:p>5.7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18" calcext:value-type="float">
            <text:p>5.9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05" calcext:value-type="float">
            <text:p>5.9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188" calcext:value-type="float">
            <text:p>6.1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05" calcext:value-type="float">
            <text:p>5.9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064" calcext:value-type="float">
            <text:p>6.0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74" calcext:value-type="float">
            <text:p>5.9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847" calcext:value-type="float">
            <text:p>5.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.088" calcext:value-type="float">
            <text:p>6.0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02" calcext:value-type="float">
            <text:p>5.9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1" calcext:value-type="float">
            <text:p>5.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65" calcext:value-type="float">
            <text:p>5.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839" calcext:value-type="float">
            <text:p>5.8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.919" calcext:value-type="float">
            <text:p>5.91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738" calcext:value-type="float">
            <text:p>5.738</text:p>
          </table:table-cell>
          <table:table-cell table:style-name="ce2" table:formula="of:=AVERAGE([.D545:.D559])" office:value-type="float" office:value="5.48006666666667" calcext:value-type="float">
            <text:p>5,480</text:p>
          </table:table-cell>
          <table:table-cell table:style-name="ce3" table:formula="of:=COM.MICROSOFT.CONFIDENCE.NORM([.G$2];[.H545];[.I$2])" office:value-type="float" office:value="0.214876563325633" calcext:value-type="float">
            <text:p>0,215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45:.D559])" office:value-type="float" office:value="0.424606450840349" calcext:value-type="float">
            <text:p>0,425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47" calcext:value-type="float">
            <text:p>5.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595" calcext:value-type="float">
            <text:p>5.5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.828" calcext:value-type="float">
            <text:p>4.8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865" calcext:value-type="float">
            <text:p>5.8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.953" calcext:value-type="float">
            <text:p>4.9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734" calcext:value-type="float">
            <text:p>5.7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277" calcext:value-type="float">
            <text:p>5.2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693" calcext:value-type="float">
            <text:p>5.6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.46" calcext:value-type="float">
            <text:p>4.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983" calcext:value-type="float">
            <text:p>5.9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683" calcext:value-type="float">
            <text:p>5.6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5" calcext:value-type="float">
            <text:p>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723" calcext:value-type="float">
            <text:p>5.7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.699" calcext:value-type="float">
            <text:p>5.699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154" calcext:value-type="float">
            <text:p>5.154</text:p>
          </table:table-cell>
          <table:table-cell table:style-name="ce2" table:formula="of:=AVERAGE([.D561:.D575])" office:value-type="float" office:value="5.4092" calcext:value-type="float">
            <text:p>5,409</text:p>
          </table:table-cell>
          <table:table-cell table:style-name="ce3" table:formula="of:=COM.MICROSOFT.CONFIDENCE.NORM([.G$2];[.H561];[.I$2])" office:value-type="float" office:value="0.37439862111082" calcext:value-type="float">
            <text:p>0,374</text:p>
          </table:table-cell>
          <table:table-cell table:style-name="ce3" office:value-type="float" office:value="0.05" calcext:value-type="float">
            <text:p>0,050</text:p>
          </table:table-cell>
          <table:table-cell table:style-name="ce3" table:formula="of:=COM.MICROSOFT.STDEV.S([.D561:.D575])" office:value-type="float" office:value="0.739829729445518" calcext:value-type="float">
            <text:p>0,740</text:p>
          </table:table-cell>
          <table:table-cell table:style-name="ce3" office:value-type="float" office:value="15" calcext:value-type="float">
            <text:p>15,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749" calcext:value-type="float">
            <text:p>5.7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515" calcext:value-type="float">
            <text:p>5.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.284" calcext:value-type="float">
            <text:p>4.2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41" calcext:value-type="float">
            <text:p>5.6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.995" calcext:value-type="float">
            <text:p>6.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19" calcext:value-type="float">
            <text:p>5.6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729" calcext:value-type="float">
            <text:p>5.7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998" calcext:value-type="float">
            <text:p>5.9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529" calcext:value-type="float">
            <text:p>5.5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.665" calcext:value-type="float">
            <text:p>4.6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.912" calcext:value-type="float">
            <text:p>3.9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.985" calcext:value-type="float">
            <text:p>4.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629" calcext:value-type="float">
            <text:p>5.6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om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.734" calcext:value-type="float">
            <text:p>5.734</text:p>
          </table:table-cell>
          <table:table-cell table:number-columns-repeated="14"/>
        </table:table-row>
        <table:table-row table:style-name="ro1" table:number-rows-repeated="104800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 number:title="Definido pelo usuário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 number:title="Definido pelo usuário">
      <number:number number:decimal-places="3" loext:min-decimal-places="3"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6T10:08:18.053246326</dc:date>
    <meta:editing-duration>PT34M50S</meta:editing-duration>
    <meta:editing-cycles>5</meta:editing-cycles>
    <meta:generator>LibreOffice/6.4.7.2$Linux_X86_64 LibreOffice_project/40$Build-2</meta:generator>
    <meta:document-statistic meta:table-count="6" meta:cell-count="6224" meta:object-count="0"/>
  </office:meta>
</office:document-meta>
</file>